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color="#000000"/>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ff0000"/>
    </style:style>
    <style:style style:name="P28" style:family="paragraph" style:parent-style-name="Preformatted_20_Text">
      <style:text-properties fo:color="#00ae00"/>
    </style:style>
    <style:style style:name="P29" style:family="paragraph" style:parent-style-name="Preformatted_20_Text">
      <style:text-properties fo:background-color="#ccccff"/>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font-weight="bold" style:font-weight-asian="bold" style:font-weight-complex="bold"/>
    </style:style>
    <style:style style:name="P32" style:family="paragraph" style:parent-style-name="Preformatted_20_Text">
      <style:paragraph-properties fo:text-align="start" style:justify-single-word="false"/>
      <style:text-properties fo:font-size="12pt" style:font-size-asian="12pt" style:font-size-complex="12pt"/>
    </style:style>
    <style:style style:name="P33" style:family="paragraph" style:parent-style-name="Preformatted_20_Text">
      <style:paragraph-properties fo:margin-top="0in" fo:margin-bottom="0.1965in"/>
    </style:style>
    <style:style style:name="P34" style:family="paragraph" style:parent-style-name="Preformatted_20_Text">
      <style:paragraph-properties fo:margin-top="0in" fo:margin-bottom="0.1965in"/>
      <style:text-properties fo:color="#000000"/>
    </style:style>
    <style:style style:name="P35" style:family="paragraph" style:parent-style-name="Preformatted_20_Text">
      <style:paragraph-properties fo:margin-top="0in" fo:margin-bottom="0.1965in"/>
      <style:text-properties fo:color="#000000" fo:font-weight="normal" style:font-weight-asian="normal" style:font-weight-complex="normal"/>
    </style:style>
    <style:style style:name="P36" style:family="paragraph" style:parent-style-name="Text_20_body">
      <style:paragraph-properties fo:margin-top="0in" fo:margin-bottom="0.1965in"/>
      <style:text-properties fo:color="#000000"/>
    </style:style>
    <style:style style:name="P37" style:family="paragraph" style:parent-style-name="Table_20_Contents">
      <style:text-properties fo:font-size="11pt" style:font-size-asian="11pt" style:font-size-complex="11pt"/>
    </style:style>
    <style:style style:name="P38" style:family="paragraph" style:parent-style-name="Table_20_Contents">
      <style:paragraph-properties fo:text-align="start" style:justify-single-word="false"/>
      <style:text-properties fo:font-size="11pt" style:font-size-asian="11pt" style:font-size-complex="11pt"/>
    </style:style>
    <style:style style:name="P39" style:family="paragraph" style:parent-style-name="Preformatted_20_Text">
      <style:paragraph-properties fo:margin-left="-0.0083in" fo:margin-right="0in" fo:text-indent="0in" style:auto-text-indent="false"/>
      <style:text-properties fo:background-color="#ccccff"/>
    </style:style>
    <style:style style:name="P40" style:family="paragraph" style:parent-style-name="Text_20_body">
      <style:paragraph-properties fo:text-align="center" style:justify-single-word="false"/>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fo:color="#000000"/>
    </style:style>
    <style:style style:name="P43" style:family="paragraph" style:parent-style-name="Text_20_body">
      <style:text-properties fo:color="#000000" fo:background-color="transparent"/>
    </style:style>
    <style:style style:name="P44" style:family="paragraph" style:parent-style-name="Text_20_body">
      <style:text-properties fo:color="#ff0000" fo:font-weight="bold" style:font-weight-asian="bold" style:font-weight-complex="bold"/>
    </style:style>
    <style:style style:name="P45" style:family="paragraph" style:parent-style-name="Text_20_body">
      <style:text-properties fo:color="#0000ff" fo:font-weight="bold" style:font-weight-asian="bold" style:font-weight-complex="bold"/>
    </style:style>
    <style:style style:name="P46" style:family="paragraph" style:parent-style-name="Text_20_body">
      <style:paragraph-properties fo:margin-left="0.3083in" fo:margin-right="0in" fo:text-indent="0in" style:auto-text-indent="false"/>
    </style:style>
    <style:style style:name="P47" style:family="paragraph" style:parent-style-name="Text_20_body">
      <style:paragraph-properties fo:margin-left="0.3in" fo:margin-right="0in" fo:text-indent="0in" style:auto-text-indent="false"/>
    </style:style>
    <style:style style:name="P48" style:family="paragraph" style:parent-style-name="Text_20_body">
      <style:paragraph-properties fo:margin-left="0.3in" fo:margin-right="0in" fo:text-indent="0in" style:auto-text-indent="false"/>
      <style:text-properties fo:font-weight="bold" style:font-weight-asian="bold" style:font-weight-complex="bold"/>
    </style:style>
    <style:style style:name="P49" style:family="paragraph" style:parent-style-name="Text_20_body">
      <style:paragraph-properties fo:margin-left="0.3in" fo:margin-right="0in" fo:text-indent="0in" style:auto-text-indent="false"/>
      <style:text-properties fo:color="#0000ff"/>
    </style:style>
    <style:style style:name="P50" style:family="paragraph" style:parent-style-name="Text_20_body">
      <style:paragraph-properties fo:margin-left="0.2835in" fo:margin-right="0in" fo:text-indent="0in" style:auto-text-indent="false"/>
      <style:text-properties fo:color="#0000ff"/>
    </style:style>
    <style:style style:name="P51" style:family="paragraph" style:parent-style-name="Text_20_body">
      <style:paragraph-properties fo:margin-left="0.7917in" fo:margin-right="0in" fo:text-indent="-0.4917in" style:auto-text-indent="false">
        <style:tab-stops/>
      </style:paragraph-properties>
    </style:style>
    <style:style style:name="P52" style:family="paragraph" style:parent-style-name="Text_20_body">
      <style:paragraph-properties fo:margin-left="0.6083in" fo:margin-right="0in" fo:text-indent="-0.3752in" style:auto-text-indent="false">
        <style:tab-stops/>
      </style:paragraph-properties>
    </style:style>
    <style:style style:name="P53" style:family="paragraph" style:parent-style-name="Text_20_body">
      <style:paragraph-properties fo:margin-left="0.8083in" fo:margin-right="0in" fo:text-indent="-0.5in" style:auto-text-indent="false">
        <style:tab-stops/>
      </style:paragraph-properties>
    </style:style>
    <style:style style:name="P54" style:family="paragraph" style:parent-style-name="Text_20_body">
      <style:paragraph-properties fo:margin-left="0.7665in" fo:margin-right="0in" fo:text-indent="-0.4583in" style:auto-text-indent="false">
        <style:tab-stops/>
      </style:paragraph-properties>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Text_20_body">
      <style:text-properties fo:color="#ff0000" fo:font-weight="bold" style:font-weight-asian="bold" style:font-weight-complex="bold"/>
    </style:style>
    <style:style style:name="P57" style:family="paragraph" style:parent-style-name="Heading_20_3">
      <style:text-properties fo:color="#000000"/>
    </style:style>
    <style:style style:name="P58" style:family="paragraph" style:parent-style-name="Heading_20_1">
      <style:paragraph-properties fo:break-before="page"/>
    </style:style>
    <style:style style:name="P59" style:family="paragraph" style:parent-style-name="Heading_20_1">
      <style:paragraph-properties fo:margin-left="0in" fo:margin-right="0in" fo:text-indent="0in" style:auto-text-indent="false"/>
    </style:style>
    <style:style style:name="P60" style:family="paragraph" style:parent-style-name="Contents_20_3">
      <style:paragraph-properties>
        <style:tab-stops>
          <style:tab-stop style:position="6.5319in" style:type="right" style:leader-style="dotted" style:leader-text="."/>
        </style:tab-stops>
      </style:paragraph-properties>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Contents_20_4">
      <style:paragraph-properties>
        <style:tab-stops>
          <style:tab-stop style:position="6.3354in" style:type="right" style:leader-style="dotted" style:leader-text="."/>
        </style:tab-stops>
      </style:paragraph-properties>
    </style:style>
    <style:style style:name="P63" style:family="paragraph" style:parent-style-name="Preformatted_20_Text">
      <style:text-properties fo:color="#000000" fo:background-color="#dbdbdb"/>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background-color="#dbdbdb"/>
    </style:style>
    <style:style style:name="T13" style:family="text">
      <style:text-properties fo:color="#000000" fo:font-weight="normal" style:font-weight-asian="normal" style:font-weight-complex="normal"/>
    </style:style>
    <style:style style:name="T14" style:family="text">
      <style:text-properties fo:background-color="#dbdbdb"/>
    </style:style>
    <style:style style:name="T15" style:family="text">
      <style:text-properties fo:color="#009966" fo:font-weight="bold"/>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background-color="#dbdbdb"/>
    </style:style>
    <style:style style:name="T21" style:family="text">
      <style:text-properties fo:color="#0000ff" fo:font-weight="normal" style:font-weight-asian="normal" style:font-weight-complex="normal"/>
    </style:style>
    <style:style style:name="T22" style:family="text">
      <style:text-properties fo:color="#0000ff" fo:font-weight="bold" style:font-weight-asian="bold" style:font-weight-complex="bold"/>
    </style:style>
    <style:style style:name="T23" style:family="text">
      <style:text-properties fo:color="#0000ff" fo:background-color="#e7e7ff"/>
    </style:style>
    <style:style style:name="T24" style:family="text">
      <style:text-properties fo:color="#0000ff" fo:background-color="#ffffff"/>
    </style:style>
    <style:style style:name="T25" style:family="text">
      <style:text-properties fo:color="#cc0000"/>
    </style:style>
    <style:style style:name="T26" style:family="text">
      <style:text-properties fo:color="#cc0000" fo:background-color="transparent"/>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0000cc" fo:background-color="#dbdbdb"/>
    </style:style>
    <style:style style:name="T32" style:family="text">
      <style:text-properties fo:color="#008000" fo:font-weight="bold" style:font-weight-asian="bold" style:font-weight-complex="bold"/>
    </style:style>
    <style:style style:name="T33" style:family="text">
      <style:text-properties fo:color="#02b902"/>
    </style:style>
    <style:style style:name="T34" style:family="text">
      <style:text-properties fo:background-color="#ffffff"/>
    </style:style>
    <style:style style:name="T35" style:family="text">
      <style:text-properties fo:background-color="#e7e7ff"/>
    </style:style>
    <style:style style:name="T36" style:family="text">
      <style:text-properties style:font-name="Bitstream Vera Serif1"/>
    </style:style>
    <style:style style:name="T37" style:family="text">
      <style:text-properties style:font-name="Bitstream Vera Serif1" fo:font-size="12pt" style:font-name-asian="Bitstream Vera Serif" style:font-size-asian="12pt" style:font-name-complex="Bitstream Vera Serif" style:font-size-complex="12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text:bookmark-start text:name="DDE_LINK22"/>1 Preface<text:tab/>6</text:p>
          <text:p text:style-name="P61">1.1 Dedication<text:tab/>6</text:p>
          <text:p text:style-name="P61">1.2 Acknowledgments<text:tab/>6</text:p>
          <text:p text:style-name="P61">1.3 Support Email List<text:tab/>6</text:p>
          <text:p text:style-name="P55">2 Introduction<text:tab/>7</text:p>
          <text:p text:style-name="P61">2.1 What Is A Mathematics Computing Environment?<text:tab/>7</text:p>
          <text:p text:style-name="P61">2.2 What Is MathRider?<text:tab/>8</text:p>
          <text:p text:style-name="P61">2.3 What Inspired The Creation Of Mathrider?<text:tab/>9</text:p>
          <text:p text:style-name="P55">3 Downloading And Installing MathRider<text:tab/>11</text:p>
          <text:p text:style-name="P61">3.1 Installing Sun's Java Implementation<text:tab/>11</text:p>
          <text:p text:style-name="P60">3.1.1 Installing Java On A Windows PC<text:tab/>11</text:p>
          <text:p text:style-name="P60">3.1.2 Installing Java On A Macintosh<text:tab/>11</text:p>
          <text:p text:style-name="P60">3.1.3 Installing Java On A Linux PC<text:tab/>11</text:p>
          <text:p text:style-name="P61">3.2 Downloading And Extracting<text:tab/>12</text:p>
          <text:p text:style-name="P60">3.2.1 Extracting The Archive File For Windows Users<text:tab/>13</text:p>
          <text:p text:style-name="P60">3.2.2 Extracting The Archive File For Unix Users<text:tab/>13</text:p>
          <text:p text:style-name="P61">3.3 MathRider's Directory Structure &amp; Execution Instructions<text:tab/>13</text:p>
          <text:p text:style-name="P60">3.3.1 Executing MathRider On Windows Systems<text:tab/>14</text:p>
          <text:p text:style-name="P60">3.3.2 Executing MathRider On Unix Systems<text:tab/>14</text:p>
          <text:p text:style-name="P62">3.3.2.1 MacOS X<text:tab/>14</text:p>
          <text:p text:style-name="P55">4 The Graphical User Interface<text:tab/>15</text:p>
          <text:p text:style-name="P61">4.1 Buffers And Text Areas<text:tab/>15</text:p>
          <text:p text:style-name="P61">4.2 The Gutter<text:tab/>15</text:p>
          <text:p text:style-name="P61">4.3 Menus<text:tab/>15</text:p>
          <text:p text:style-name="P60">4.3.1 File<text:tab/>16</text:p>
          <text:p text:style-name="P60">4.3.2 Edit<text:tab/>16</text:p>
          <text:p text:style-name="P60">4.3.3 Search<text:tab/>16</text:p>
          <text:p text:style-name="P60">4.3.4 Markers, Folding, and View<text:tab/>17</text:p>
          <text:p text:style-name="P60">4.3.5 Utilities<text:tab/>17</text:p>
          <text:p text:style-name="P60">4.3.6 Macros<text:tab/>17</text:p>
          <text:p text:style-name="P60">4.3.7 Plugins<text:tab/>17</text:p>
          <text:p text:style-name="P60">4.3.8 Help<text:tab/>17</text:p>
          <text:p text:style-name="P61">4.4 The Toolbar<text:tab/>17</text:p>
          <text:p text:style-name="P55">5 MathPiper: A Computer Algebra System For Beginners<text:tab/>19</text:p>
          <text:p text:style-name="P61">5.1 Numeric Vs. Symbolic Computations<text:tab/>19</text:p>
          <text:p text:style-name="P61">5.2 Using The MathPiper Console As A Numeric (Scientific) Calculator<text:tab/>19</text:p>
          <text:p text:style-name="P60">5.2.1 Functions<text:tab/>21</text:p>
          <text:p text:style-name="P60"><text:soft-page-break/>5.2.2 Accessing Previous Input And Results<text:tab/>22</text:p>
          <text:p text:style-name="P60">5.2.3 Syntax Errors<text:tab/>22</text:p>
          <text:p text:style-name="P61">5.3 Using The MathPiper Console As A Symbolic Calculator<text:tab/>23</text:p>
          <text:p text:style-name="P60">5.3.1 Variables<text:tab/>23</text:p>
          <text:p text:style-name="P62">5.3.1.1 Calculating With Unbound Variables<text:tab/>24</text:p>
          <text:p text:style-name="P62">5.3.1.2 Variable And Function Names Are Case Sensitive<text:tab/>26</text:p>
          <text:p text:style-name="P62">5.3.1.3 Using More Than One Variable<text:tab/>26</text:p>
          <text:p text:style-name="P61">5.4 Exercises<text:tab/>27</text:p>
          <text:p text:style-name="P60">5.4.1 Exercise 1<text:tab/>27</text:p>
          <text:p text:style-name="P60">5.4.2 Exercise 2<text:tab/>27</text:p>
          <text:p text:style-name="P60">5.4.3 Exercise 3<text:tab/>27</text:p>
          <text:p text:style-name="P55">6 The MathPiper Documentation Plugin<text:tab/>29</text:p>
          <text:p text:style-name="P61">6.1 Function List<text:tab/>29</text:p>
          <text:p text:style-name="P61">6.2 Mini Web Browser Interface<text:tab/>29</text:p>
          <text:p text:style-name="P61">6.3 Exercises<text:tab/>30</text:p>
          <text:p text:style-name="P60">6.3.1 Exercise 1<text:tab/>30</text:p>
          <text:p text:style-name="P60">6.3.2 Exercise 2<text:tab/>30</text:p>
          <text:p text:style-name="P55">7 Using MathRider As A Programmer's Text Editor<text:tab/>31</text:p>
          <text:p text:style-name="P61">7.1 Creating, Opening, Saving, And Closing Text Files<text:tab/>31</text:p>
          <text:p text:style-name="P61">7.2 Editing Files<text:tab/>31</text:p>
          <text:p text:style-name="P61">7.3 File Modes<text:tab/>31</text:p>
          <text:p text:style-name="P61">7.4 Exercises<text:tab/>32</text:p>
          <text:p text:style-name="P60">7.4.1 Exercise 1<text:tab/>32</text:p>
          <text:p text:style-name="P55">8 MathRider Worksheet Files<text:tab/>33</text:p>
          <text:p text:style-name="P61">8.1 Code Folds<text:tab/>33</text:p>
          <text:p text:style-name="P60">8.1.1 The Description Attribute<text:tab/>34</text:p>
          <text:p text:style-name="P61">8.2 Automatically Inserting Folds &amp; Removing Unpreserved Folds<text:tab/>34</text:p>
          <text:p text:style-name="P61">8.3 Exercises<text:tab/>34</text:p>
          <text:p text:style-name="P60">8.3.1 Exercise 1<text:tab/>35</text:p>
          <text:p text:style-name="P60">8.3.2 Exercise 2<text:tab/>35</text:p>
          <text:p text:style-name="P60">8.3.3 Exercise 3<text:tab/>35</text:p>
          <text:p text:style-name="P60">8.3.4 Exercise 4<text:tab/>35</text:p>
          <text:p text:style-name="P55">9 MathPiper Programming Fundamentals<text:tab/>36</text:p>
          <text:p text:style-name="P61">9.1 Values and Expressions<text:tab/>36</text:p>
          <text:p text:style-name="P61">9.2 Operators<text:tab/>36</text:p>
          <text:p text:style-name="P61">9.3 Operator Precedence<text:tab/>37</text:p>
          <text:p text:style-name="P61">9.4 Changing The Order Of Operations In An Expression<text:tab/>38</text:p>
          <text:p text:style-name="P61">9.5 Functions &amp; Function Names<text:tab/>39</text:p>
          <text:p text:style-name="P61">9.6 Functions That Produce Side Effects<text:tab/>39</text:p>
          <text:p text:style-name="P60">9.6.1 The Echo() and Write() Functions<text:tab/>40</text:p>
          <text:p text:style-name="P62">9.6.1.1 Echo()<text:tab/>40</text:p>
          <text:p text:style-name="P62"><text:soft-page-break/>9.6.1.2 Write()<text:tab/>42</text:p>
          <text:p text:style-name="P61">9.7 Expressions Are Separated By Semicolons<text:tab/>43</text:p>
          <text:p text:style-name="P61">9.8 Strings<text:tab/>44</text:p>
          <text:p text:style-name="P60">9.8.1 The MathPiper Console and MathPiper Folds Can Access The Same Variables<text:tab/>44</text:p>
          <text:p text:style-name="P60">9.8.2 Using Strings To Make Echo's Output Easier To Read<text:tab/>45</text:p>
          <text:p text:style-name="P60">9.8.3 Accessing The Individual Characters In A String<text:tab/>45</text:p>
          <text:p text:style-name="P61">9.9 Comments<text:tab/>46</text:p>
          <text:p text:style-name="P61">9.10 Exercises<text:tab/>47</text:p>
          <text:p text:style-name="P60">9.10.1 Exercise 1<text:tab/>47</text:p>
          <text:p text:style-name="P60">9.10.2 Exercise 2<text:tab/>48</text:p>
          <text:p text:style-name="P60">9.10.3 Exercise 3<text:tab/>48</text:p>
          <text:p text:style-name="P60">9.10.4 Exercise 4<text:tab/>48</text:p>
          <text:p text:style-name="P60">9.10.5 Exercise 5<text:tab/>48</text:p>
          <text:p text:style-name="P60">9.10.6 Exercise 6<text:tab/>48</text:p>
          <text:p text:style-name="P55">10 Conditional Operators<text:tab/>50</text:p>
          <text:p text:style-name="P61">10.1 Making Decisions With The If() Function &amp; Predicate Expressions<text:tab/>52</text:p>
          <text:p text:style-name="P61">10.2 The And(), Or(), &amp; Not() Boolean Functions &amp; Infix Notation<text:tab/>54</text:p>
          <text:p text:style-name="P60">10.2.1 And()<text:tab/>54</text:p>
          <text:p text:style-name="P60">10.2.2 Or()<text:tab/>56</text:p>
          <text:p text:style-name="P60">10.2.3 Not() &amp; Prefix Notation<text:tab/>57</text:p>
          <text:p text:style-name="P61">10.3 Exercises<text:tab/>58</text:p>
          <text:p text:style-name="P55">11 The While() Looping Function &amp; Bodied Notation<text:tab/>59</text:p>
          <text:p text:style-name="P61">11.1 Long-Running Loops, Infinite Loops, &amp; Interrupting Execution<text:tab/>62</text:p>
          <text:p text:style-name="P61">11.2 Predicate Functions<text:tab/>63</text:p>
          <text:p text:style-name="P61">11.3 Exercises<text:tab/>64</text:p>
          <text:p text:style-name="P55">12 Lists: Values That Hold Sequences Of Expressions<text:tab/>65</text:p>
          <text:p text:style-name="P61">12.1 Using While() Loops With Lists <text:tab/>66</text:p>
          <text:p text:style-name="P60">12.1.1 Exercises<text:tab/>68</text:p>
          <text:p text:style-name="P61">12.2 The ForEach() Looping Function<text:tab/>68</text:p>
          <text:p text:style-name="P60">12.2.1 Exercises<text:tab/>68</text:p>
          <text:p text:style-name="P55">13 Functions &amp; Operators Which Loop Internally To Process Lists<text:tab/>69</text:p>
          <text:p text:style-name="P61">13.1 TableForm()<text:tab/>69</text:p>
          <text:p text:style-name="P61">13.2 The .. Range Operator<text:tab/>69</text:p>
          <text:p text:style-name="P61">13.3 Contains()<text:tab/>70</text:p>
          <text:p text:style-name="P61">13.4 Find()<text:tab/>70</text:p>
          <text:p text:style-name="P61">13.5 Count()<text:tab/>71</text:p>
          <text:p text:style-name="P61">13.6 Select()<text:tab/>71</text:p>
          <text:p text:style-name="P61">13.7 The Nth() Function &amp; The [] Operator<text:tab/>72</text:p>
          <text:p text:style-name="P61">13.8 Append() &amp; Nondestructive List Operations<text:tab/>72</text:p>
          <text:p text:style-name="P61">13.9 The : Prepend Operator<text:tab/>73</text:p>
          <text:p text:style-name="P61"><text:soft-page-break/>13.10 Concat()<text:tab/>74</text:p>
          <text:p text:style-name="P61">13.11 Insert(), Delete(), &amp; Replace()<text:tab/>74</text:p>
          <text:p text:style-name="P61">13.12 Take() <text:tab/>74</text:p>
          <text:p text:style-name="P61">13.13 Drop()<text:tab/>75</text:p>
          <text:p text:style-name="P61">13.14 FillList()<text:tab/>76</text:p>
          <text:p text:style-name="P61">13.15 RemoveDuplicates()<text:tab/>76</text:p>
          <text:p text:style-name="P61">13.16 Reverse()<text:tab/>77</text:p>
          <text:p text:style-name="P61">13.17 Partition()<text:tab/>77</text:p>
          <text:p text:style-name="P61">13.18 Functions That Work With Integers<text:tab/>77</text:p>
          <text:p text:style-name="P60">13.18.1 RandomIntegerVector()<text:tab/>78</text:p>
          <text:p text:style-name="P60">13.18.2 Max() &amp; Min()<text:tab/>78</text:p>
          <text:p text:style-name="P60">13.18.3 Div() &amp; Mod()<text:tab/>79</text:p>
          <text:p text:style-name="P60">13.18.4 Gcd()<text:tab/>79</text:p>
          <text:p text:style-name="P60">13.18.5 Lcm()<text:tab/>80</text:p>
          <text:p text:style-name="P60">13.18.6 Add()<text:tab/>80</text:p>
          <text:p text:style-name="P60">13.18.7 Factorize()<text:tab/>81</text:p>
          <text:p text:style-name="P55">14 User Defined Functions<text:tab/>82</text:p>
          <text:p text:style-name="P61">14.1 Global Variables, Local Variables, &amp; Local()<text:tab/>83</text:p>
          <text:p text:style-name="P61">14.2 Applying Functions To List Members<text:tab/>85</text:p>
          <text:p text:style-name="P60">14.2.1 Table() <text:tab/>85</text:p>
        </text:index-body>
      </text:table-of-content>
      <text:p text:style-name="Standard"><text:bookmark-end text:name="DDE_LINK22"/></text:p>
      <text:h text:style-name="P58"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6">Susan Addington</text:p>
      <text:p text:style-name="P46">Matthew Moelter </text:p>
      <text:p text:style-name="P46">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59"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0"><draw:frame draw:style-name="fr3"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40"><text:soft-page-break/>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6"><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8">java -version</text:p>
      <text:p text:style-name="Text_20_body"/>
      <text:p text:style-name="Text_20_body">Currently, the MathRider project has the following two options for people who need to install Sun's Java:</text:p>
      <text:p text:style-name="P18">1) Locate the Java documentation for your Linux distribution and carefully follow the instructions provided for installing Sun's Java on your system. </text:p>
      <text:p text:style-name="P18">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44"><text:soft-page-break/>(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7">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4"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oft-page-break/><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2">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46">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7">cd <text:s text:c="2"/>/Applications/mathrider</text:p>
      <text:p text:style-name="Text_20_body">Run mathrider by typing:</text:p>
      <text:p text:style-name="P47">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5">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Using The MathPiper Console As A Numeric (Scientific) Calculator</text:h>
      <text:p text:style-name="Text_20_body">Open the Console plugin by selecting the <text:span text:style-name="T6">Console</text:span> tab in the lower left part of <text:soft-page-break/>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36"> </text:span><text:span text:style-name="T37">(along </text:span><text:soft-page-break/><text:span text:style-name="T37">with addtion (+) , subtraction (−), and ones we will talk about later)</text:span><text:span text:style-name="T36">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N(9.5/3.2)<text:bookmark-end text:name="DDE_LINK18"/><text:bookmark-end text:name="DDE_LINK17"/></text:p>
      <text:p text:style-name="P21">Result&gt; 2.96875</text:p>
      <text:p text:style-name="P21"/>
      <text:p text:style-name="Text_20_body">As can be seen here, when a result is given in numeric form, it means that <text:s/>it is given as a decimal number.</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text:soft-page-break/>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p text:style-name="Preformatted_20_Text"/>
      <text:h text:style-name="P57"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7">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text:soft-page-break/>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3"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3"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1">Result&gt; 5</text:p>
      <text:p text:style-name="Preformatted_20_Text"/>
      <text:p text:style-name="Text_20_body">Unfortunately, the % symbol cannot be used to have MathPiper determine the denominator of <draw:frame draw:style-name="fr3"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3"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oft-page-break/><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3" draw:name="Object8" text:anchor-type="as-char" svg:width="0.4602in" svg:height="0.4264in" draw:z-index="1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ext:bookmark-end text:name="DDE_LINK21"/></text:p>
      <text:p text:style-name="P21">Result&gt; 5</text:p>
      <text:p text:style-name="Preformatted_20_Text"/>
      <text:p text:style-name="Preformatted_20_Text">In&gt; Denom(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3"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3"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1">Result&gt; True</text:p>
      <text:p text:style-name="Preformatted_20_Text"/>
      <text:p text:style-name="Preformatted_20_Text">In&gt; a</text:p>
      <text:p text:style-name="P21">Result&gt; a</text:p>
      <text:p text:style-name="Preformatted_20_Text"/>
      <text:p text:style-name="Text_20_body"><text:soft-page-break/>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3" draw:name="Object12" text:anchor-type="as-char" svg:width="1.0634in" svg:height="0.1902in" draw:z-index="12"><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2">a</text:span>' in <text:span text:style-name="T6">F</text:span><text:span text:style-name="T32">a</text:span><text:span text:style-name="T6">ctor</text:span> can be thought of as <text:span text:style-name="T32">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text:soft-page-break/>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answer := a + b</text:p>
      <text:p text:style-name="P21">Result&gt; 5</text:p>
      <text:p text:style-name="Standard"/>
      <text:p text:style-name="Preformatted_20_Text">answer</text:p>
      <text:p text:style-name="P21">Result&gt; 5</text:p>
      <text:p text:style-name="Standard"/>
      <text:p text:style-name="P42">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2"/>
      <text:p text:style-name="P42">Now that you have seen how to use the MathPiper console as both a <text:span text:style-name="T6">symbolic</text:span> <text:soft-page-break/>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3" draw:name="Object16" text:anchor-type="as-char" svg:width="0.8063in" svg:height="0.4256in" draw:z-index="13"><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3" draw:name="Object20" text:anchor-type="as-char" svg:width="0.8075in" svg:height="0.4256in" draw:z-index="14"><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 function to calculate the numerator of ans.</text:p>
      <text:p text:style-name="Preformatted_20_Text"/>
      <text:p text:style-name="Preformatted_20_Text">c) Use the Denom()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
      <text:p text:style-name="Preformatted_20_Text">In&gt; ans.</text:p>
      <text:p text:style-name="Text_20_body"/>
      <text:p text:style-name="Text_20_body"/>
      <text:h text:style-name="Heading_20_3" text:outline-level="3">Exercise 3</text:h>
      <text:p text:style-name="Preformatted_20_Text">Assign<draw:frame draw:style-name="fr3" draw:name="Object17" text:anchor-type="as-char" svg:width="0.2063in" svg:height="0.4256in" draw:z-index="15"><draw:object xlink:href="./Object 17" xlink:type="simple" xlink:show="embed" xlink:actuate="onLoad"/><draw:image xlink:href="./ObjectReplacements/Object 17" xlink:type="simple" xlink:show="embed" xlink:actuate="onLoad"/></draw:frame>to variable <text:span text:style-name="T6">x</text:span>,<draw:frame draw:style-name="fr3" draw:name="Object18" text:anchor-type="as-char" svg:width="0.1972in" svg:height="0.4256in" draw:z-index="16"><draw:object xlink:href="./Object 18" xlink:type="simple" xlink:show="embed" xlink:actuate="onLoad"/><draw:image xlink:href="./ObjectReplacements/Object 18" xlink:type="simple" xlink:show="embed" xlink:actuate="onLoad"/></draw:frame>to variable <text:span text:style-name="T6">y</text:span>, and<draw:frame draw:style-name="fr3" draw:name="Object19" text:anchor-type="as-char" svg:width="0.2835in" svg:height="0.4256in" draw:z-index="17"><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text:soft-page-break/>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main parts of the MathPiper documentation. <text:s/>As links are selected, the <text:span text:style-name="T6">Back</text:span> and <text:soft-page-break/><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 Denom(),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 Denom(),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4"/>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line numbers are not part of the program and the semicolon ';' which is at the end of the line of code is required</text:span>):</text:p>
      <text:p text:style-name="Preformatted_20_Text"/>
      <text:p text:style-name="P24"><text:span text:style-name="T14"><text:s/>1:</text:span><text:span text:style-name="T28">%mathpiper</text:span></text:p>
      <text:p text:style-name="P25"><text:s/>2:</text:p>
      <text:p text:style-name="P24"><text:span text:style-name="T14"><text:s/>3:</text:span><text:span text:style-name="T17">2 + 3</text:span>;</text:p>
      <text:p text:style-name="P25"><text:s/>4:</text:p>
      <text:p text:style-name="P34"><text:span text:style-name="T30"><text:s/>5:</text:span><text:span text:style-name="T29">%/mathpiper</text:span></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24"><text:span text:style-name="T14"><text:s/>1:</text:span><text:span text:style-name="T28">%mathpiper</text:span></text:p>
      <text:p text:style-name="P25"><text:s/>2:</text:p>
      <text:p text:style-name="P24"><text:span text:style-name="T14"><text:s/>3:</text:span><text:span text:style-name="T16">2 + 3</text:span>;</text:p>
      <text:p text:style-name="P25"><text:s/>4:</text:p>
      <text:p text:style-name="P24"><text:span text:style-name="T14"><text:s/>5:</text:span><text:span text:style-name="T28">%/mathpiper</text:span></text:p>
      <text:p text:style-name="P25"><text:s/>6:</text:p>
      <text:p text:style-name="P24"><text:span text:style-name="T14"><text:s/>7:</text:span> <text:s text:c="3"/><text:span text:style-name="T19">%output,preserve="false"</text:span></text:p>
      <text:p text:style-name="P24"><text:span text:style-name="T14"><text:s/>8:</text:span><text:span text:style-name="T19"> <text:s text:c="5"/>Result:</text:span> 5</text:p>
      <text:p text:style-name="P35"><text:span text:style-name="T14"><text:s/>9:</text:span><text:span text:style-name="T19"> <text:s text:c="3"/>%/output</text:span></text:p>
      <text:p text:style-name="Text_20_body">The default type of an output fold is <text:span text:style-name="T6">%output</text:span> and this one starts at <text:span text:style-name="T6">line 7</text:span> and <text:soft-page-break/>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5"/>
      <text:p text:style-name="P24"><text:span text:style-name="T14"><text:s/>1:</text:span><text:span text:style-name="T28">%mathpiper,description="Add two numbers together."</text:span></text:p>
      <text:p text:style-name="P25"><text:s/>2:</text:p>
      <text:p text:style-name="P24"><text:span text:style-name="T14"><text:s/>3:</text:span><text:span text:style-name="T17">2 + 3</text:span>;</text:p>
      <text:p text:style-name="P25"><text:s/>4:</text:p>
      <text:p text:style-name="P34"><text:span text:style-name="T30"><text:s/>5:</text:span><text:span text:style-name="T29">%/mathpiper</text:span></text:p>
      <text:p text:style-name="P43"><text:span text:style-name="T7">The description attribute is added to the start tag of a fold by placing a comma after the fold's type name and then adding the text </text:span><text:span text:style-name="T6">description="&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7"><text:span text:style-name="T19">3</text:span> </text:p>
      <text:p text:style-name="Text_20_body">represents the number three, the value:</text:p>
      <text:p text:style-name="P48"><text:span text:style-name="T21">0.5</text:span> </text:p>
      <text:p text:style-name="Text_20_body">represents the number one half, and the value: </text:p>
      <text:p text:style-name="P50">"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49">3</text:p>
      <text:p text:style-name="P49">2 + 3</text:p>
      <text:p text:style-name="P49"><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result of the last calculation" symbol), and <text:span text:style-name="T6">^</text:span> is the <text:span text:style-name="T6">exponent</text:span> operator. <text:s/><text:soft-page-break/>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47">^<text:tab/>Exponents are evaluated right to left.</text:p>
      <text:p text:style-name="P53"><text:soft-page-break/>*,%,/<text:tab/>Then multiplication, remainder, and division operations are evaluated left to right.</text:p>
      <text:p text:style-name="P47">+, −<text:tab/>Finally, addition and subtraction are evaluated left to right.</text:p>
      <text:p text:style-name="P47"/>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40"><draw:frame draw:style-name="fr3" draw:name="Object15" text:anchor-type="as-char" svg:width="0.9874in" svg:height="0.4256in" draw:z-index="18"><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2">5 + 6*21/18 - 2<text:span text:style-name="T9">^</text:span>3</text:p>
      <text:p text:style-name="P32">5 + 6<text:span text:style-name="T9">*</text:span>21/18 - <text:span text:style-name="T22">8</text:span></text:p>
      <text:p text:style-name="P32">5 + <text:span text:style-name="T22">126</text:span><text:span text:style-name="T9">/</text:span>18 - 8</text:p>
      <text:p text:style-name="P32">5 <text:span text:style-name="T9">+</text:span> <text:span text:style-name="T22">7</text:span> - 8</text:p>
      <text:p text:style-name="P32"><text:span text:style-name="T22">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2">8</text:span> in the expression below it. <text:s/>In the second expression, the <text:span text:style-name="T9">*</text:span> operator is executed next, and so on. <text:s/>The last expression shows that the final result after all of the operators have been evaluated is <text:span text:style-name="T22">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In&gt; (2 + 4)*5</text:p>
      <text:p text:style-name="P21">Result&gt; 30</text:p>
      <text:p text:style-name="Standard"><text:soft-page-break/></text:p>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4">()<text:tab/>Parentheses are evaluated from the inside out.</text:p>
      <text:p text:style-name="P54">^<text:tab/>Then exponents are evaluated right to left.</text:p>
      <text:p text:style-name="P54">*,%,/ Then multiplication, remainder, and division operations are evaluated left to right.</text:p>
      <text:p text:style-name="P54">+, − Finally, addition and subtraction are evaluated left to right.</text:p>
      <text:p text:style-name="P42"/>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oft-page-break/><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The Echo() and Write() Functions</text:h>
      <text:p text:style-name="Text_20_body">The <text:span text:style-name="T6">Echo()</text:span> and <text:span text:style-name="T6">Write()</text:span>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8">Side Effects&gt;</text:p>
      <text:p text:style-name="P28">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8">Side Effects&gt;</text:p>
      <text:p text:style-name="P28">1 3 6 </text:p>
      <text:p text:style-name="Standard"/>
      <text:p text:style-name="Text_20_body">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text:soft-page-break/></text:p>
      <text:p text:style-name="Preformatted_20_Text">In&gt; <text:bookmark-start text:name="DDE_LINK281"/>Echo(1,,,1+2,,,2*3)<text:bookmark-end text:name="DDE_LINK281"/></text:p>
      <text:p text:style-name="P21">Result&gt; True</text:p>
      <text:p text:style-name="P28">Side Effects&gt;</text:p>
      <text:p text:style-name="P28">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4"><text:span text:style-name="T14"><text:s/>1:</text:span><text:span text:style-name="T28">%mathpiper</text:span></text:p>
      <text:p text:style-name="P25"><text:s/>2:</text:p>
      <text:p text:style-name="P24"><text:span text:style-name="T14"><text:s/>3:</text:span><text:span text:style-name="T15">Echo</text:span><text:span text:style-name="T5">(</text:span><text:span text:style-name="T8">1</text:span><text:span text:style-name="T5">)</text:span>;</text:p>
      <text:p text:style-name="P25"><text:s/>4:</text:p>
      <text:p text:style-name="P24"><text:span text:style-name="T14"><text:s/>5:</text:span><text:span text:style-name="T15">Echo</text:span><text:span text:style-name="T5">(</text:span><text:span text:style-name="T8">1</text:span><text:span text:style-name="T5">+</text:span><text:span text:style-name="T8">2</text:span><text:span text:style-name="T5">)</text:span>;</text:p>
      <text:p text:style-name="P25"><text:s/>6:</text:p>
      <text:p text:style-name="P24"><text:span text:style-name="T14"><text:s/>7:</text:span><text:span text:style-name="T15">Echo</text:span><text:span text:style-name="T5">(</text:span><text:span text:style-name="T8">2</text:span><text:span text:style-name="T5">*</text:span><text:span text:style-name="T8">3</text:span><text:span text:style-name="T5">)</text:span>;</text:p>
      <text:p text:style-name="P25"><text:s/>8:</text:p>
      <text:p text:style-name="P24"><text:span text:style-name="T14"><text:s/>9:</text:span><text:span text:style-name="T28">%/mathpiper</text:span></text:p>
      <text:p text:style-name="P25">10:</text:p>
      <text:p text:style-name="P24"><text:span text:style-name="T14">11:</text:span> <text:s text:c="3"/><text:span text:style-name="T19">%output,preserve="false"</text:span></text:p>
      <text:p text:style-name="P24"><text:span text:style-name="T14">12:</text:span> <text:s text:c="5"/><text:span text:style-name="T19">Result:</text:span> True</text:p>
      <text:p text:style-name="P24"><text:span text:style-name="T14">13:</text:span> <text:s text:c="5"/></text:p>
      <text:p text:style-name="P24"><text:span text:style-name="T14">14:</text:span> <text:s text:c="5"/><text:span text:style-name="T33">Side effects:</text:span></text:p>
      <text:p text:style-name="P24"><text:span text:style-name="T14">15:</text:span> <text:s text:c="5"/>1 </text:p>
      <text:p text:style-name="P24"><text:span text:style-name="T14">16:</text:span> <text:s text:c="5"/>3 </text:p>
      <text:p text:style-name="P24"><text:span text:style-name="T14">17:</text:span> <text:s text:c="5"/>6</text:p>
      <text:p text:style-name="P34"><text:span text:style-name="T14">18:</text:span> <text:s text:c="3"/><text:span text:style-name="T19">%/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24"><text:span text:style-name="T14"><text:s/>1:</text:span><text:span text:style-name="T28">%mathpiper</text:span></text:p>
      <text:p text:style-name="P24"><text:span text:style-name="T31"><text:s/></text:span><text:span text:style-name="T14">2:</text:span></text:p>
      <text:p text:style-name="P24"><text:span text:style-name="T14"><text:s/>3:</text:span>a <text:span text:style-name="T5">:=</text:span> <text:span text:style-name="T8">1</text:span>;</text:p>
      <text:p text:style-name="P24"><text:span text:style-name="T14"><text:s/>4:</text:span>b <text:span text:style-name="T5">:=</text:span> <text:span text:style-name="T8">2</text:span>;</text:p>
      <text:p text:style-name="P24"><text:span text:style-name="T14"><text:s/>5:</text:span>c <text:span text:style-name="T5">:=</text:span> <text:span text:style-name="T8">3</text:span>;</text:p>
      <text:p text:style-name="P25"><text:s/>6:</text:p>
      <text:p text:style-name="P24"><text:span text:style-name="T14"><text:s/>7:</text:span><text:span text:style-name="T28">%/mathpiper</text:span></text:p>
      <text:p text:style-name="P25"><text:s/>8:</text:p>
      <text:p text:style-name="P24"><text:span text:style-name="T14"><text:s/>9:</text:span> <text:s text:c="3"/><text:span text:style-name="T19">%output,preserve="false"</text:span></text:p>
      <text:p text:style-name="P24"><text:span text:style-name="T14">10:</text:span> <text:s text:c="5"/><text:span text:style-name="T19">Result:</text:span> 3</text:p>
      <text:p text:style-name="P33"><text:span text:style-name="T12">11:</text:span><text:span text:style-name="T10"> <text:s text:c="3"/></text:span><text:span text:style-name="T19">%/output</text:span></text:p>
      <text:p text:style-name="Text_20_body"><text:soft-page-break/>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24"><text:bookmark-start text:name="DDE_LINK29"/><text:span text:style-name="T14"><text:s/>1:</text:span><text:span text:style-name="T28">%mathpiper</text:span></text:p>
      <text:p text:style-name="P24"><text:span text:style-name="T31"><text:s/></text:span><text:span text:style-name="T14">2:</text:span></text:p>
      <text:p text:style-name="P24"><text:span text:style-name="T14"><text:s/>3:</text:span>a <text:span text:style-name="T5">:=</text:span> <text:span text:style-name="T8">1</text:span>;</text:p>
      <text:p text:style-name="P24"><text:span text:style-name="T14"><text:s/>4:</text:span><text:span text:style-name="T15">Echo</text:span><text:span text:style-name="T5">(</text:span>a<text:span text:style-name="T5">)</text:span>;</text:p>
      <text:p text:style-name="P25"><text:s/>5:</text:p>
      <text:p text:style-name="P24"><text:span text:style-name="T14"><text:s/>6:</text:span>b <text:span text:style-name="T5">:=</text:span> <text:span text:style-name="T8">2</text:span>;</text:p>
      <text:p text:style-name="P24"><text:span text:style-name="T14"><text:s/>7:</text:span><text:span text:style-name="T15">Echo</text:span><text:span text:style-name="T5">(</text:span>b<text:span text:style-name="T5">)</text:span>;</text:p>
      <text:p text:style-name="P25"><text:s/>8:</text:p>
      <text:p text:style-name="P24"><text:span text:style-name="T14"><text:s/>9:</text:span>c <text:span text:style-name="T5">:=</text:span> <text:span text:style-name="T8">3</text:span>;</text:p>
      <text:p text:style-name="P24"><text:span text:style-name="T14">10:</text:span><text:span text:style-name="T15">Echo</text:span><text:span text:style-name="T5">(</text:span>c<text:span text:style-name="T5">)</text:span>;</text:p>
      <text:p text:style-name="P25">11:</text:p>
      <text:p text:style-name="P24"><text:span text:style-name="T14">12:</text:span><text:span text:style-name="T28">%/mathpiper</text:span><text:bookmark-end text:name="DDE_LINK29"/></text:p>
      <text:p text:style-name="P25">13:</text:p>
      <text:p text:style-name="P24"><text:span text:style-name="T14">14:</text:span> <text:s text:c="3"/><text:span text:style-name="T19">%output,preserve="false"</text:span></text:p>
      <text:p text:style-name="P24"><text:span text:style-name="T14">15:</text:span> <text:s text:c="5"/><text:span text:style-name="T19">Result:</text:span> True</text:p>
      <text:p text:style-name="P24"><text:span text:style-name="T14">16:</text:span> <text:s text:c="5"/></text:p>
      <text:p text:style-name="P24"><text:span text:style-name="T14">17:</text:span> <text:s text:c="5"/><text:span text:style-name="T33">Side effects:</text:span></text:p>
      <text:p text:style-name="P24"><text:span text:style-name="T14">18:</text:span> <text:s text:c="5"/>1 </text:p>
      <text:p text:style-name="P24"><text:span text:style-name="T14">19:</text:span> <text:s text:c="5"/>2 </text:p>
      <text:p text:style-name="P24"><text:span text:style-name="T14">20:</text:span> <text:s text:c="5"/>3</text:p>
      <text:p text:style-name="P33"><text:span text:style-name="T12">21:</text:span><text:span text:style-name="T10"> <text:s text:c="3"/></text:span><text:span text:style-name="T19">%/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4"><text:span text:style-name="T14"><text:s/>1:</text:span><text:span text:style-name="T28">%mathpiper</text:span></text:p>
      <text:p text:style-name="P25"><text:s/>2:</text:p>
      <text:p text:style-name="P24"><text:span text:style-name="T14"><text:s/>3:</text:span><text:span text:style-name="T15">Write</text:span><text:span text:style-name="T5">(</text:span><text:span text:style-name="T8">1</text:span><text:span text:style-name="T5">)</text:span>;</text:p>
      <text:p text:style-name="P25"><text:s/>4:</text:p>
      <text:p text:style-name="P24"><text:span text:style-name="T14"><text:s/>5:</text:span><text:span text:style-name="T15">Write</text:span><text:span text:style-name="T5">(</text:span><text:span text:style-name="T8">1</text:span><text:span text:style-name="T5">+</text:span><text:span text:style-name="T8">2</text:span><text:span text:style-name="T5">)</text:span>;</text:p>
      <text:p text:style-name="P25"><text:s/>6:</text:p>
      <text:p text:style-name="P24"><text:span text:style-name="T14"><text:s/>7:</text:span><text:span text:style-name="T15">Echo</text:span><text:span text:style-name="T5">(</text:span><text:span text:style-name="T8">2</text:span><text:span text:style-name="T5">*</text:span><text:span text:style-name="T8">3</text:span><text:span text:style-name="T5">)</text:span>;</text:p>
      <text:p text:style-name="P25"><text:s/>8:</text:p>
      <text:p text:style-name="P24"><text:span text:style-name="T14"><text:s/>9:</text:span><text:span text:style-name="T28">%/mathpiper</text:span></text:p>
      <text:p text:style-name="P25">10:</text:p>
      <text:p text:style-name="P24"><text:span text:style-name="T14">11:</text:span> <text:s text:c="3"/><text:span text:style-name="T19">%output,preserve="false"</text:span></text:p>
      <text:p text:style-name="P24"><text:span text:style-name="T14">12:</text:span> <text:s text:c="5"/><text:span text:style-name="T19">Result:</text:span> True</text:p>
      <text:p text:style-name="P24"><text:soft-page-break/><text:span text:style-name="T14">13:</text:span> <text:s text:c="5"/></text:p>
      <text:p text:style-name="P24"><text:span text:style-name="T14">14:</text:span> <text:s text:c="5"/><text:span text:style-name="T33">Side effects:</text:span></text:p>
      <text:p text:style-name="P24"><text:span text:style-name="T14">15:</text:span> <text:s text:c="5"/>1 3 6</text:p>
      <text:p text:style-name="P34"><text:span text:style-name="T14">16:</text:span> <text:s text:c="3"/><text:span text:style-name="T19">%/output</text:span></text:p>
      <text:p text:style-name="P36">Write() and Echo() have other differences besides the one discussed here and more information about them can be found in the documentation for these functions.</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he console adds it automatically</text:span>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4"><text:span text:style-name="T14"><text:s/>1:</text:span><text:span text:style-name="T28">%mathpiper</text:span></text:p>
      <text:p text:style-name="P24"><text:span text:style-name="T31"><text:s/></text:span><text:span text:style-name="T14">2:</text:span></text:p>
      <text:p text:style-name="P24"><text:span text:style-name="T14"><text:s/>3:</text:span>a <text:span text:style-name="T5">:=</text:span> <text:span text:style-name="T8">1</text:span>; <text:span text:style-name="T15">Echo</text:span><text:span text:style-name="T5">(</text:span>a<text:span text:style-name="T5">)</text:span>; b <text:span text:style-name="T5">:=</text:span> <text:span text:style-name="T8">2</text:span>; <text:span text:style-name="T15">Echo</text:span><text:span text:style-name="T5">(</text:span>b<text:span text:style-name="T5">)</text:span>; c <text:span text:style-name="T5">:=</text:span> <text:span text:style-name="T8">3</text:span>; <text:span text:style-name="T15">Echo</text:span><text:span text:style-name="T5">(</text:span>c<text:span text:style-name="T5">)</text:span>;</text:p>
      <text:p text:style-name="P25"><text:s/>4:</text:p>
      <text:p text:style-name="P24"><text:span text:style-name="T14"><text:s/>5:</text:span><text:span text:style-name="T28">%/mathpiper</text:span></text:p>
      <text:p text:style-name="P25"><text:s/>6:</text:p>
      <text:p text:style-name="P24"><text:span text:style-name="T14"><text:s/>7:</text:span> <text:s text:c="3"/><text:span text:style-name="T19">%output,preserve="false"</text:span></text:p>
      <text:p text:style-name="P24"><text:span text:style-name="T14"><text:s/>8:</text:span> <text:s text:c="5"/><text:span text:style-name="T19">Result:</text:span> True</text:p>
      <text:p text:style-name="P24"><text:span text:style-name="T14"><text:s/>9:</text:span> <text:s text:c="5"/></text:p>
      <text:p text:style-name="P24"><text:span text:style-name="T14">10:</text:span> <text:s text:c="5"/><text:span text:style-name="T33">Side effects:</text:span></text:p>
      <text:p text:style-name="P24"><text:span text:style-name="T14">11:</text:span> <text:s text:c="5"/>1 </text:p>
      <text:p text:style-name="P24"><text:span text:style-name="T14">12:</text:span> <text:s text:c="5"/>2 </text:p>
      <text:p text:style-name="P24"><text:span text:style-name="T14">13:</text:span> <text:s text:c="5"/>3</text:p>
      <text:p text:style-name="P34"><text:span text:style-name="T14">14:</text:span><text:span text:style-name="T19"> <text:s text:c="3"/>%/output</text:span></text:p>
      <text:p text:style-name="Text_20_body">The spaces that are in the code on line 2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24"><text:span text:style-name="T14"><text:s/>1:</text:span><text:span text:style-name="T28">%mathpiper</text:span></text:p>
      <text:p text:style-name="P24"><text:span text:style-name="T31"><text:s/></text:span><text:span text:style-name="T14">2:</text:span></text:p>
      <text:p text:style-name="P24"><text:span text:style-name="T14"><text:s/>3:</text:span>a<text:span text:style-name="T5">:=</text:span><text:span text:style-name="T8">1</text:span>;<text:span text:style-name="T15">Echo</text:span><text:span text:style-name="T5">(</text:span>a<text:span text:style-name="T5">)</text:span>;b<text:span text:style-name="T5">:=</text:span><text:span text:style-name="T8">2</text:span>;<text:span text:style-name="T15">Echo</text:span><text:span text:style-name="T5">(</text:span>b<text:span text:style-name="T5">)</text:span>;c<text:span text:style-name="T5">:=</text:span> <text:span text:style-name="T8">3</text:span>;<text:span text:style-name="T15">Echo</text:span><text:span text:style-name="T5">(</text:span>c<text:span text:style-name="T5">)</text:span>;</text:p>
      <text:p text:style-name="P25"><text:s/>4:</text:p>
      <text:p text:style-name="P24"><text:span text:style-name="T14"><text:s/>5:</text:span><text:span text:style-name="T28">%/mathpiper</text:span></text:p>
      <text:p text:style-name="P25"><text:soft-page-break/><text:s/>6:</text:p>
      <text:p text:style-name="P24"><text:span text:style-name="T14"><text:s/>7:</text:span> <text:s text:c="3"/><text:span text:style-name="T19">%output,preserve="false"</text:span></text:p>
      <text:p text:style-name="P24"><text:span text:style-name="T14"><text:s/>8:</text:span> <text:s text:c="5"/><text:span text:style-name="T19">Result:</text:span> True</text:p>
      <text:p text:style-name="P24"><text:span text:style-name="T14"><text:s/>9:</text:span> <text:s text:c="5"/></text:p>
      <text:p text:style-name="P24"><text:span text:style-name="T14">10:</text:span> <text:s text:c="5"/><text:span text:style-name="T33">Side effects:</text:span></text:p>
      <text:p text:style-name="P24"><text:span text:style-name="T14">11:</text:span> <text:s text:c="5"/>1 </text:p>
      <text:p text:style-name="P24"><text:span text:style-name="T14">12:</text:span> <text:s text:c="5"/>2 </text:p>
      <text:p text:style-name="P24"><text:span text:style-name="T14">13:</text:span> <text:s text:c="5"/>3</text:p>
      <text:p text:style-name="P33"><text:span text:style-name="T12">14:</text:span><text:span text:style-name="T19">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and Write() functions. <text:s/>The following program assigns a string value to the variable 'a' and then echos it to the user:</text:p>
      <text:p text:style-name="Preformatted_20_Text"/>
      <text:p text:style-name="P24"><text:span text:style-name="T14"><text:s/>1:</text:span><text:span text:style-name="T28">%mathpiper</text:span></text:p>
      <text:p text:style-name="P25"><text:s/>2:</text:p>
      <text:p text:style-name="P24"><text:span text:style-name="T14"><text:s/>3:</text:span><text:bookmark-start text:name="DDE_LINK3"/>a <text:span text:style-name="T5">:=</text:span> <text:span text:style-name="T16">"Hello, I am a string."</text:span>;<text:bookmark-end text:name="DDE_LINK3"/></text:p>
      <text:p text:style-name="P24"><text:span text:style-name="T14"><text:s/>4:</text:span><text:span text:style-name="T15">Echo</text:span><text:span text:style-name="T5">(</text:span>a<text:span text:style-name="T5">)</text:span>;</text:p>
      <text:p text:style-name="P25"><text:s/>5:</text:p>
      <text:p text:style-name="P24"><text:span text:style-name="T14"><text:s/>6:</text:span><text:span text:style-name="T28">%/mathpiper</text:span></text:p>
      <text:p text:style-name="P25"><text:s/>7:</text:p>
      <text:p text:style-name="P24"><text:span text:style-name="T14"><text:s/>8:</text:span> <text:s text:c="3"/><text:span text:style-name="T19">%output,preserve="false"</text:span></text:p>
      <text:p text:style-name="P24"><text:span text:style-name="T14"><text:s/>9:</text:span> <text:s text:c="5"/><text:span text:style-name="T19">Result:</text:span> True</text:p>
      <text:p text:style-name="P24"><text:span text:style-name="T14">10:</text:span> <text:s text:c="5"/></text:p>
      <text:p text:style-name="P24"><text:span text:style-name="T14">11:</text:span> <text:s text:c="5"/><text:span text:style-name="T33">Side effects:</text:span></text:p>
      <text:p text:style-name="P24"><text:span text:style-name="T14">12:</text:span> <text:s text:c="5"/>Hello, I am a string.</text:p>
      <text:p text:style-name="P34"><text:span text:style-name="T14">13:</text:span> <text:s text:c="3"/><text:span text:style-name="T19">%/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text:soft-page-break/>Using Strings To Make Echo's Output Easier To Read</text:h>
      <text:p text:style-name="Text_20_body">When the Echo() function is used to print the values of multiple variables, it is often helpful to print some information next to each variable so that it is easy to determine which value came from which Echo() function in the code. <text:s/>The following program prints the name of the variable that each value came from next to it in the side effects output:</text:p>
      <text:p text:style-name="Text_20_body"/>
      <text:p text:style-name="P24"><text:bookmark-start text:name="DDE_LINK291"/><text:span text:style-name="T14"><text:s/>1:</text:span><text:span text:style-name="T28">%mathpiper</text:span></text:p>
      <text:p text:style-name="P24"><text:span text:style-name="T31"><text:s/></text:span><text:span text:style-name="T14">2:</text:span></text:p>
      <text:p text:style-name="P24"><text:span text:style-name="T14"><text:s/>3:</text:span>a <text:span text:style-name="T5">:=</text:span> <text:span text:style-name="T8">1</text:span>;</text:p>
      <text:p text:style-name="P24"><text:span text:style-name="T14"><text:s/>4:</text:span><text:span text:style-name="T15">Echo</text:span><text:span text:style-name="T5">(</text:span><text:span text:style-name="T18">"Variable a: "</text:span><text:span text:style-name="T5">, </text:span>a<text:span text:style-name="T5">)</text:span>;</text:p>
      <text:p text:style-name="P25"><text:s/>5:</text:p>
      <text:p text:style-name="P24"><text:span text:style-name="T14"><text:s/>6:</text:span>b <text:span text:style-name="T5">:=</text:span> <text:span text:style-name="T8">2</text:span>;</text:p>
      <text:p text:style-name="P24"><text:span text:style-name="T14"><text:s/>7:</text:span><text:span text:style-name="T15">Echo</text:span><text:span text:style-name="T5">(</text:span><text:span text:style-name="T18">"Variable b: "</text:span><text:span text:style-name="T5">, </text:span>b<text:span text:style-name="T5">)</text:span>;</text:p>
      <text:p text:style-name="P25"><text:s/>8:</text:p>
      <text:p text:style-name="P24"><text:span text:style-name="T14"><text:s/>9:</text:span>c <text:span text:style-name="T5">:=</text:span> <text:span text:style-name="T8">3</text:span>;</text:p>
      <text:p text:style-name="P24"><text:span text:style-name="T14">10:</text:span><text:span text:style-name="T15">Echo</text:span><text:span text:style-name="T5">(</text:span><text:span text:style-name="T18">"Variable c: "</text:span><text:span text:style-name="T5">, </text:span>c<text:span text:style-name="T5">)</text:span>;</text:p>
      <text:p text:style-name="P25">11:</text:p>
      <text:p text:style-name="P24"><text:span text:style-name="T14">12:</text:span><text:span text:style-name="T28">%/mathpiper</text:span><text:bookmark-end text:name="DDE_LINK291"/></text:p>
      <text:p text:style-name="P25">13:</text:p>
      <text:p text:style-name="P24"><text:span text:style-name="T14">14:</text:span> <text:s text:c="3"/><text:span text:style-name="T19">%output,preserve="false"</text:span></text:p>
      <text:p text:style-name="P24"><text:span text:style-name="T14">15:</text:span> <text:s text:c="5"/><text:span text:style-name="T19">Result:</text:span> True</text:p>
      <text:p text:style-name="P24"><text:span text:style-name="T14">16:</text:span> <text:s text:c="5"/></text:p>
      <text:p text:style-name="P24"><text:span text:style-name="T14">17:</text:span> <text:s text:c="5"/><text:span text:style-name="T33">Side effects:</text:span></text:p>
      <text:p text:style-name="P24"><text:span text:style-name="T14">18:</text:span> <text:s text:c="5"/>Variable a: 1 </text:p>
      <text:p text:style-name="P24"><text:span text:style-name="T14">19:</text:span> <text:s text:c="5"/>Variable b: 2 </text:p>
      <text:p text:style-name="P24"><text:span text:style-name="T14">20:</text:span> <text:s text:c="5"/>Variable c: 3</text:p>
      <text:p text:style-name="P33"><text:span text:style-name="T12">21:</text:span><text:span text:style-name="T10"> <text:s text:c="3"/></text:span><text:span text:style-name="T19">%/output</text:span></text:p>
      <text:h text:style-name="Heading_20_3" text:outline-level="3">Accessing The Individual Characters In A String</text:h>
      <text:p text:style-name="Text_20_body">Individual characters in a string can be accessed by placing the character's position number (also called an <text:span text:style-name="T6">index</text:span>) inside of brackets []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p>
      <text:p text:style-name="P21">Result&gt; "Hello"</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text:soft-page-break/></text:p>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p text:style-name="P14"/>
      <text:p text:style-name="Text_20_body">A range of characters in a string can be accessed by using the .. "range" operator:</text:p>
      <text:p text:style-name="P14"/>
      <text:p text:style-name="Preformatted_20_Text">In&gt; a[8 .. 11]</text:p>
      <text:p text:style-name="P21">Result&gt; "I am"</text:p>
      <text:p text:style-name="P14"/>
      <text:p text:style-name="P36">The .. operator is covered in section<text:span text:style-name="T19"> </text:span><text:a xlink:type="simple" xlink:href="#11.17.3.1.The .. Range Operator|outline">The .. Range Operator</text:a><text:span text:style-name="T19">. <text:s/></text:span></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and therefore comments are ignored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4"><text:span text:style-name="T14"><text:s/>1:</text:span><text:span text:style-name="T28">%mathpiper</text:span></text:p>
      <text:p text:style-name="P24"><text:span text:style-name="T14"><text:s/>2:</text:span><text:span text:style-name="T25">//This is a comment.</text:span></text:p>
      <text:p text:style-name="P25"><text:s/>3:</text:p>
      <text:p text:style-name="P24"><text:span text:style-name="T14"><text:s/>4:</text:span>x <text:span text:style-name="T5">:=</text:span> <text:span text:style-name="T8">2</text:span>; <text:span text:style-name="T25">//Set the variable x equal to 2.</text:span></text:p>
      <text:p text:style-name="P25"><text:s/>5:</text:p>
      <text:p text:style-name="P25"><text:s/>6:</text:p>
      <text:p text:style-name="P24"><text:span text:style-name="T14"><text:s/>7:</text:span><text:span text:style-name="T28">%/mathpiper</text:span></text:p>
      <text:p text:style-name="P25"><text:s/>8:</text:p>
      <text:p text:style-name="P24"><text:span text:style-name="T14"><text:s/>9:</text:span> <text:s text:c="3"/><text:span text:style-name="T19">%output,preserve="false"</text:span></text:p>
      <text:p text:style-name="P24"><text:span text:style-name="T14">10:</text:span> <text:s text:c="5"/><text:span text:style-name="T19">Result:</text:span> 2</text:p>
      <text:p text:style-name="P33"><text:span text:style-name="T12">11:</text:span><text:span text:style-name="T10"> <text:s text:c="3"/></text:span><text:span text:style-name="T19">%/output</text:span></text:p>
      <text:p text:style-name="Text_20_body">When this program is executed, any text that starts with slashes is ignored.</text:p>
      <text:p text:style-name="Text_20_body">The second way to add comments to a MathPiper program is by enclosing the <text:soft-page-break/>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4"><text:span text:style-name="T14"><text:s/>1:</text:span><text:span text:style-name="T28">%mathpiper</text:span></text:p>
      <text:p text:style-name="P24"><text:span text:style-name="T31"><text:s/></text:span><text:span text:style-name="T14">2:</text:span></text:p>
      <text:p text:style-name="P24"><text:span text:style-name="T14"><text:s/>3:</text:span><text:span text:style-name="T25">/*</text:span></text:p>
      <text:p text:style-name="P24"><text:span text:style-name="T14"><text:s/>4:</text:span><text:span text:style-name="T24"> </text:span><text:span text:style-name="T25">This is a longer comment and it uses</text:span></text:p>
      <text:p text:style-name="P24"><text:span text:style-name="T14"><text:s/>5:</text:span><text:span text:style-name="T24"> </text:span><text:span text:style-name="T25">more than one line. The following</text:span></text:p>
      <text:p text:style-name="P24"><text:span text:style-name="T14"><text:s/>6:</text:span><text:span text:style-name="T24"> </text:span><text:span text:style-name="T25">code assigns the number 3 to variable</text:span></text:p>
      <text:p text:style-name="P24"><text:span text:style-name="T14"><text:s/>7:</text:span><text:span text:style-name="T24"> </text:span><text:span text:style-name="T25">x and then returns it as a result.</text:span></text:p>
      <text:p text:style-name="P24"><text:span text:style-name="T14"><text:s/>8:</text:span><text:span text:style-name="T25">*/</text:span></text:p>
      <text:p text:style-name="P25"><text:s/>9:</text:p>
      <text:p text:style-name="P24"><text:span text:style-name="T14">10:</text:span>x <text:span text:style-name="T5">:=</text:span> <text:span text:style-name="T8">3</text:span>;</text:p>
      <text:p text:style-name="P25">11:</text:p>
      <text:p text:style-name="P24"><text:span text:style-name="T14">12:</text:span><text:span text:style-name="T28">%/mathpiper</text:span></text:p>
      <text:p text:style-name="P25">13:</text:p>
      <text:p text:style-name="P24"><text:span text:style-name="T14">14:</text:span> <text:s text:c="3"/><text:span text:style-name="T19">%output,preserve="false"</text:span></text:p>
      <text:p text:style-name="P24"><text:span text:style-name="T14">15:</text:span> <text:s text:c="5"/><text:span text:style-name="T19">Result:</text:span> 3</text:p>
      <text:p text:style-name="P34"><text:span text:style-name="T20">16:</text:span><text:span text:style-name="T19"> <text:s text:c="3"/>%/output</text:span></text:p>
      <text:h text:style-name="Heading_20_2" text:outline-level="2">Exercises</text:h>
      <text:p text:style-name="Text_20_body">For the following exercises, create a new MathRider worksheet file called <text:span text:style-name="T6">section_9_exercises_&lt;your first name&gt;_&lt;your last name&gt;.mrw</text:span><text:span text:style-name="T7">. </text:span><text:s/>For example, John Smith's worksheet would be called <text:span text:style-name="T6">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into its own fold in this worksheet. <text:s/>Place a description attribute in the start tag of each fold which indicates which exercise the fold contains the solution to.</text:p>
      <text:p text:style-name="Text_20_body"/>
      <text:p text:style-name="P24"><text:span text:style-name="T14"><text:s/>1:</text:span><text:span text:style-name="T28">%mathpiper,description="Exercise 1"</text:span></text:p>
      <text:p text:style-name="P25"><text:s/>2:</text:p>
      <text:p text:style-name="P24"><text:span text:style-name="T14"><text:s/>3:</text:span><text:span text:style-name="T26">//Sample fold.</text:span></text:p>
      <text:p text:style-name="P25"><text:s/>4:</text:p>
      <text:p text:style-name="P34"><text:span text:style-name="T30"><text:s/>5:</text:span><text:span text:style-name="T29">%/mathpiper</text:span></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text:soft-page-break/>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other := ".!@#$%^&amp;*() _+&lt;&gt;,?/{}[]|\-=";</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characters from your favorite movie.</text:p>
      <text:p text:style-name="Preformatted_20_Text"><text:soft-page-break/></text:p>
      <text:p text:style-name="Preformatted_20_Text">%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other := ".!@#$%^&amp;*() _+&lt;&gt;,?/{}[]|\-=";</text:p>
      <text:p text:style-name="Preformatted_20_Text"/>
      <text:p text:style-name="Preformatted_20_Text"/>
      <text:p text:style-name="Preformatted_20_Text">//Print "Mary Smith.".</text:p>
      <text:p text:style-name="Preformatted_20_Text">Echo(upper[13],lower[1],lower[18],lower[25],other[12],upper[19],lower[13],lower[9],lower[20],lower[8],other[1]);</text:p>
      <text:p text:style-name="Preformatted_20_Text"/>
      <text:p text:style-name="Preformatted_20_Text"/>
      <text:p text:style-name="Preformatted_20_Text">%/mathpiper</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p text:style-name="P44">THE CONTENT BELOW THIS LINE IS STILL IN DEVELOPMENT</text:p>
      <text:h text:style-name="Heading_20_1" text:outline-level="1">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38"><text:s text:c="2"/>x = y</text:p>
          </table:table-cell>
          <table:table-cell table:style-name="Table2.B2" office:value-type="string">
            <text:p text:style-name="P38">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38"><text:s text:c="2"/>x != y</text:p>
          </table:table-cell>
          <table:table-cell table:style-name="Table2.B2" office:value-type="string">
            <text:p text:style-name="P37">Returns <text:span text:style-name="T6">True</text:span> if the values are not equal and <text:span text:style-name="T6">False</text:span> if they are equal.</text:p>
          </table:table-cell>
        </table:table-row>
        <table:table-row>
          <table:table-cell table:style-name="Table2.A2" office:value-type="string">
            <text:p text:style-name="P38"><text:s text:c="2"/>x &lt; y</text:p>
          </table:table-cell>
          <table:table-cell table:style-name="Table2.B4" office:value-type="string">
            <text:p text:style-name="P37">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38"><text:s text:c="2"/>x &lt;= y</text:p>
          </table:table-cell>
          <table:table-cell table:style-name="Table2.B4" office:value-type="string">
            <text:p text:style-name="P37">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38"><text:s text:c="2"/>x &gt; y</text:p>
          </table:table-cell>
          <table:table-cell table:style-name="Table2.B4" office:value-type="string">
            <text:p text:style-name="P37">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38"><text:s text:c="2"/>x &gt;= y</text:p>
          </table:table-cell>
          <table:table-cell table:style-name="Table2.B4" office:value-type="string">
            <text:p text:style-name="P37">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4"><text:span text:style-name="T14"><text:s/>1:</text:span><text:span text:style-name="T28">%mathpiper</text:span></text:p>
      <text:p text:style-name="P24"><text:span text:style-name="T31"><text:s/></text:span><text:span text:style-name="T14">2:</text:span></text:p>
      <text:p text:style-name="P24"><text:span text:style-name="T14"><text:s/>2:</text:span><text:span text:style-name="T25">// Example 1.</text:span></text:p>
      <text:p text:style-name="P24"><text:span text:style-name="T14"><text:s/>3:</text:span>x <text:span text:style-name="T5">:=</text:span> <text:span text:style-name="T8">2</text:span>;</text:p>
      <text:p text:style-name="P24"><text:span text:style-name="T14"><text:s/>4:</text:span>y <text:span text:style-name="T5">:=</text:span> <text:span text:style-name="T8">3</text:span>; </text:p>
      <text:p text:style-name="P25"><text:s/>5:</text:p>
      <text:p text:style-name="P24"><text:span text:style-name="T14"><text:s/>6:</text:span><text:span text:style-name="T15">Echo</text:span><text:span text:style-name="T5">(</text:span>x, <text:span text:style-name="T16">"= "</text:span>, y, <text:span text:style-name="T16">":"</text:span>, x <text:span text:style-name="T5">=</text:span> y<text:span text:style-name="T5">)</text:span>;</text:p>
      <text:p text:style-name="P24"><text:span text:style-name="T14"><text:s/>7:</text:span><text:span text:style-name="T15">Echo</text:span><text:span text:style-name="T5">(</text:span>x, <text:span text:style-name="T16">"!= "</text:span>, y, <text:span text:style-name="T16">":"</text:span>, x <text:span text:style-name="T5">!=</text:span> y);</text:p>
      <text:p text:style-name="P24"><text:span text:style-name="T14"><text:s/>8:</text:span><text:span text:style-name="T15">Echo</text:span><text:span text:style-name="T5">(</text:span>x, <text:span text:style-name="T16">"&lt; "</text:span>, y, <text:span text:style-name="T16">":"</text:span>, x <text:span text:style-name="T5">&lt;</text:span> y);</text:p>
      <text:p text:style-name="P24"><text:span text:style-name="T14"><text:s/>9:</text:span><text:span text:style-name="T15">Echo</text:span><text:span text:style-name="T5">(</text:span>x, <text:span text:style-name="T16">"&lt;= "</text:span>, y, <text:span text:style-name="T16">":"</text:span>, x <text:span text:style-name="T5">&lt;=</text:span> y);</text:p>
      <text:p text:style-name="P24"><text:span text:style-name="T14">10:</text:span><text:span text:style-name="T15">Echo</text:span><text:span text:style-name="T5">(</text:span>x, <text:span text:style-name="T16">"&gt; "</text:span>, y, <text:span text:style-name="T16">":"</text:span>, x <text:span text:style-name="T5">&gt;</text:span> y);</text:p>
      <text:p text:style-name="P24"><text:span text:style-name="T14">11:</text:span><text:span text:style-name="T15">Echo</text:span><text:span text:style-name="T5">(</text:span>x, <text:span text:style-name="T16">"&gt;= "</text:span>, y, <text:span text:style-name="T16">":"</text:span>, x <text:span text:style-name="T5">&gt;=</text:span> y);</text:p>
      <text:p text:style-name="P25">12:</text:p>
      <text:p text:style-name="P24"><text:span text:style-name="T14">13:</text:span><text:span text:style-name="T28">%/mathpiper</text:span></text:p>
      <text:p text:style-name="P25">14:</text:p>
      <text:p text:style-name="P24"><text:span text:style-name="T14">15:</text:span> <text:s text:c="3"/><text:span text:style-name="T19">%output,preserve="false"</text:span></text:p>
      <text:p text:style-name="P24"><text:span text:style-name="T14">16:</text:span> <text:s text:c="5"/><text:span text:style-name="T19">Result:</text:span> True</text:p>
      <text:p text:style-name="P24"><text:soft-page-break/><text:span text:style-name="T14">17:</text:span> <text:s text:c="5"/></text:p>
      <text:p text:style-name="P24"><text:span text:style-name="T14">18:</text:span> <text:s text:c="5"/><text:span text:style-name="T33">Side effects:</text:span></text:p>
      <text:p text:style-name="P24"><text:span text:style-name="T14">19:</text:span> <text:s text:c="5"/>2 = 3 :False </text:p>
      <text:p text:style-name="P24"><text:span text:style-name="T14">20:</text:span> <text:s text:c="5"/>2 != 3 :True </text:p>
      <text:p text:style-name="P24"><text:span text:style-name="T14">21:</text:span> <text:s text:c="5"/>2 &lt; 3 :True </text:p>
      <text:p text:style-name="P24"><text:span text:style-name="T14">22:</text:span> <text:s text:c="5"/>2 &lt;= 3 :True </text:p>
      <text:p text:style-name="P24"><text:span text:style-name="T14">23:</text:span> <text:s text:c="5"/>2 &gt; 3 :False </text:p>
      <text:p text:style-name="P24"><text:span text:style-name="T14">24:</text:span> <text:s text:c="5"/>2 &gt;= 3 :False</text:p>
      <text:p text:style-name="P34"><text:bookmark-start text:name="DDE_LINK4"/><text:span text:style-name="T14">25:</text:span> <text:s text:c="3"/><text:span text:style-name="T19">%/output</text:span><text:bookmark-end text:name="DDE_LINK4"/></text:p>
      <text:p text:style-name="Standard"/>
      <text:p text:style-name="P24"><text:span text:style-name="T14"><text:s/>1:</text:span><text:span text:style-name="T28">%mathpiper</text:span></text:p>
      <text:p text:style-name="P24"><text:span text:style-name="T31"><text:s/></text:span><text:span text:style-name="T14">2:</text:span></text:p>
      <text:p text:style-name="P24"><text:span text:style-name="T14"><text:s/>3:</text:span><text:span text:style-name="T24"> <text:s text:c="3"/></text:span><text:span text:style-name="T25">// Example 2.</text:span></text:p>
      <text:p text:style-name="P24"><text:span text:style-name="T14"><text:s/>4:</text:span><text:span text:style-name="T24"> <text:s text:c="3"/></text:span>x <text:span text:style-name="T5">:=</text:span> <text:span text:style-name="T8">2</text:span>;</text:p>
      <text:p text:style-name="P24"><text:span text:style-name="T14"><text:s/>5:</text:span><text:span text:style-name="T24"> <text:s text:c="3"/></text:span>y <text:span text:style-name="T5">:=</text:span> <text:span text:style-name="T8">2</text:span>; <text:s/></text:p>
      <text:p text:style-name="P25"><text:s/>6:</text:p>
      <text:p text:style-name="P24"><text:span text:style-name="T14"><text:s/>7:</text:span><text:span text:style-name="T24"> <text:s text:c="3"/></text:span><text:span text:style-name="T15">Echo</text:span><text:span text:style-name="T5">(</text:span>x, <text:span text:style-name="T16">"= "</text:span>, y, <text:span text:style-name="T16">":"</text:span>, x <text:span text:style-name="T5">=</text:span> y<text:span text:style-name="T6">)</text:span>;</text:p>
      <text:p text:style-name="P24"><text:span text:style-name="T14"><text:s/>8:</text:span><text:span text:style-name="T24"> <text:s text:c="3"/></text:span><text:span text:style-name="T15">Echo</text:span><text:span text:style-name="T5">(</text:span>x, <text:span text:style-name="T16">"!= "</text:span>, y, <text:span text:style-name="T16">":"</text:span>, x <text:span text:style-name="T5">!=</text:span> y<text:span text:style-name="T6">)</text:span>;</text:p>
      <text:p text:style-name="P24"><text:span text:style-name="T14"><text:s/>9:</text:span><text:span text:style-name="T24"> <text:s text:c="3"/></text:span><text:span text:style-name="T15">Echo</text:span><text:span text:style-name="T5">(</text:span>x, <text:span text:style-name="T16">"&lt; "</text:span>, y, <text:span text:style-name="T16">":"</text:span>, x <text:span text:style-name="T5">&lt;</text:span> y<text:span text:style-name="T6">)</text:span>;</text:p>
      <text:p text:style-name="P24"><text:span text:style-name="T14">10:</text:span><text:span text:style-name="T24"> <text:s text:c="3"/></text:span><text:span text:style-name="T15">Echo</text:span><text:span text:style-name="T5">(</text:span>x, <text:span text:style-name="T16">"&lt;= "</text:span>, y, <text:span text:style-name="T16">":"</text:span>, x <text:span text:style-name="T5">&lt;=</text:span> y<text:span text:style-name="T6">)</text:span>;</text:p>
      <text:p text:style-name="P24"><text:span text:style-name="T14">11:</text:span><text:span text:style-name="T24"> <text:s text:c="3"/></text:span><text:span text:style-name="T15">Echo</text:span><text:span text:style-name="T5">(</text:span>x, <text:span text:style-name="T16">"&gt; "</text:span>, y, <text:span text:style-name="T16">":"</text:span>, x <text:span text:style-name="T5">&gt;</text:span> y<text:span text:style-name="T6">)</text:span>;</text:p>
      <text:p text:style-name="P24"><text:span text:style-name="T14">12:</text:span><text:span text:style-name="T24"> <text:s text:c="3"/></text:span><text:span text:style-name="T15">Echo</text:span><text:span text:style-name="T5">(</text:span>x, <text:span text:style-name="T16">"&gt;= "</text:span>, y, <text:span text:style-name="T16">":"</text:span>, x <text:span text:style-name="T5">&gt;=</text:span> y<text:span text:style-name="T5">)</text:span>;</text:p>
      <text:p text:style-name="P25">13:</text:p>
      <text:p text:style-name="P24"><text:span text:style-name="T14">14:</text:span><text:span text:style-name="T28">%/mathpiper</text:span></text:p>
      <text:p text:style-name="P25">15:</text:p>
      <text:p text:style-name="P24"><text:span text:style-name="T14">16:</text:span> <text:s text:c="3"/><text:span text:style-name="T19">%output,preserve="false"</text:span></text:p>
      <text:p text:style-name="P24"><text:span text:style-name="T14">17:</text:span> <text:s text:c="5"/><text:span text:style-name="T19">Result:</text:span> True</text:p>
      <text:p text:style-name="P24"><text:span text:style-name="T14">18:</text:span> <text:s text:c="5"/></text:p>
      <text:p text:style-name="P24"><text:span text:style-name="T14">19:</text:span> <text:s text:c="5"/><text:span text:style-name="T33">Side effects:</text:span></text:p>
      <text:p text:style-name="P24"><text:span text:style-name="T14">20:</text:span> <text:s text:c="5"/>2 = 2 :True </text:p>
      <text:p text:style-name="P24"><text:span text:style-name="T14">21:</text:span> <text:s text:c="5"/>2 != 2 :False </text:p>
      <text:p text:style-name="P24"><text:span text:style-name="T14">22:</text:span> <text:s text:c="5"/>2 &lt; 2 :False </text:p>
      <text:p text:style-name="P24"><text:span text:style-name="T14">23:</text:span> <text:s text:c="5"/>2 &lt;= 2 :True </text:p>
      <text:p text:style-name="P24"><text:span text:style-name="T14">24:</text:span> <text:s text:c="5"/>2 &gt; 2 :False </text:p>
      <text:p text:style-name="P24"><text:span text:style-name="T14">25:</text:span> <text:s text:c="5"/>2 &gt;= 2 :True</text:p>
      <text:p text:style-name="P34"><text:span text:style-name="T14">25:</text:span> <text:s text:c="3"/><text:span text:style-name="T19">%/output</text:span></text:p>
      <text:p text:style-name="Standard"/>
      <text:p text:style-name="P24"><text:span text:style-name="T14"><text:s/>1:</text:span><text:span text:style-name="T28">%mathpiper</text:span></text:p>
      <text:p text:style-name="P24"><text:span text:style-name="T31"><text:s/></text:span><text:span text:style-name="T14">2:</text:span></text:p>
      <text:p text:style-name="P24"><text:span text:style-name="T14"><text:s/>3:</text:span><text:span text:style-name="T25">// Example 3.</text:span></text:p>
      <text:p text:style-name="P24"><text:span text:style-name="T14"><text:s/>4:</text:span>x <text:span text:style-name="T5">:=</text:span> <text:span text:style-name="T8">3</text:span>;</text:p>
      <text:p text:style-name="P24"><text:span text:style-name="T14"><text:s/>5:</text:span>y <text:span text:style-name="T5">:=</text:span> <text:span text:style-name="T8">2</text:span>; </text:p>
      <text:p text:style-name="P25"><text:s/>6:</text:p>
      <text:p text:style-name="P24"><text:span text:style-name="T14"><text:s/>7:</text:span><text:span text:style-name="T15">Echo</text:span><text:span text:style-name="T5">(</text:span>x, <text:span text:style-name="T16">"= "</text:span>, y, <text:span text:style-name="T16">":"</text:span>, x <text:span text:style-name="T5">=</text:span> y<text:span text:style-name="T5">)</text:span>;</text:p>
      <text:p text:style-name="P24"><text:span text:style-name="T14"><text:s/>8:</text:span><text:span text:style-name="T15">Echo</text:span><text:span text:style-name="T5">(</text:span>x, <text:span text:style-name="T16">"!= "</text:span>, y, <text:span text:style-name="T16">":"</text:span>, x <text:span text:style-name="T5">!=</text:span> y<text:span text:style-name="T5">)</text:span>;</text:p>
      <text:p text:style-name="P24"><text:span text:style-name="T14"><text:s/>9:</text:span><text:span text:style-name="T15">Echo</text:span><text:span text:style-name="T5">(</text:span>x, <text:span text:style-name="T16">"&lt; "</text:span>, y, <text:span text:style-name="T16">":"</text:span>, x <text:span text:style-name="T5">&lt;</text:span> y<text:span text:style-name="T5">)</text:span>;</text:p>
      <text:p text:style-name="P24"><text:span text:style-name="T14">10:</text:span><text:span text:style-name="T15">Echo</text:span><text:span text:style-name="T5">(</text:span>x, <text:span text:style-name="T16">"&lt;= "</text:span>, y, <text:span text:style-name="T16">":"</text:span>, x <text:span text:style-name="T5">&lt;=</text:span> y<text:span text:style-name="T5">)</text:span>;</text:p>
      <text:p text:style-name="P24"><text:span text:style-name="T14">11:</text:span><text:span text:style-name="T15">Echo</text:span><text:span text:style-name="T5">(</text:span>x, <text:span text:style-name="T16">"&gt; "</text:span>, y, <text:span text:style-name="T16">":"</text:span>, x <text:span text:style-name="T5">&gt;</text:span> y<text:span text:style-name="T5">)</text:span>;</text:p>
      <text:p text:style-name="P24"><text:soft-page-break/><text:span text:style-name="T14">12:</text:span><text:span text:style-name="T15">Echo</text:span><text:span text:style-name="T5">(</text:span>x, <text:span text:style-name="T16">"&gt;= "</text:span>, y, <text:span text:style-name="T16">":"</text:span>, x <text:span text:style-name="T5">&gt;=</text:span> y<text:span text:style-name="T5">)</text:span>;</text:p>
      <text:p text:style-name="P25">13:</text:p>
      <text:p text:style-name="P24"><text:span text:style-name="T14">14:</text:span><text:span text:style-name="T28">%/mathpiper</text:span></text:p>
      <text:p text:style-name="P25">15:</text:p>
      <text:p text:style-name="P24"><text:span text:style-name="T14">16:</text:span> <text:s text:c="3"/><text:span text:style-name="T19">%output,preserve="false"</text:span></text:p>
      <text:p text:style-name="P24"><text:span text:style-name="T14">17:</text:span> <text:s text:c="5"/><text:span text:style-name="T19">Result:</text:span> True</text:p>
      <text:p text:style-name="P24"><text:span text:style-name="T14">18:</text:span> <text:s text:c="5"/></text:p>
      <text:p text:style-name="P24"><text:span text:style-name="T14">19:</text:span> <text:s text:c="5"/><text:span text:style-name="T33">Side effects:</text:span></text:p>
      <text:p text:style-name="P24"><text:span text:style-name="T14">20:</text:span> <text:s text:c="5"/>3 = 2 :False </text:p>
      <text:p text:style-name="P24"><text:span text:style-name="T14">21:</text:span> <text:s text:c="5"/>3 != 2 :True </text:p>
      <text:p text:style-name="P24"><text:span text:style-name="T14">22:</text:span> <text:s text:c="5"/>3 &lt; 2 :False </text:p>
      <text:p text:style-name="P24"><text:span text:style-name="T14">23:</text:span> <text:s text:c="5"/>3 &lt;= 2 :False </text:p>
      <text:p text:style-name="P24"><text:span text:style-name="T14">24:</text:span> <text:s text:c="5"/>3 &gt; 2 :True </text:p>
      <text:p text:style-name="P24"><text:span text:style-name="T14">25:</text:span> <text:s text:c="5"/>3 &gt;= 2 :True</text:p>
      <text:p text:style-name="P33"><text:bookmark-start text:name="DDE_LINK5"/><text:span text:style-name="T12">26:</text:span><text:span text:style-name="T10"> <text:s text:c="3"/></text:span><text:span text:style-name="T19">%/output</text:span><text:bookmark-end text:name="DDE_LINK5"/></text:p>
      <text:p text:style-name="Text_20_body">Conditional operators are placed at a lower level of precedence than the other operators we have covered to this point:</text:p>
      <text:p text:style-name="Preformatted_20_Text"/>
      <text:p text:style-name="P51">()<text:tab/>Parentheses are evaluated from the inside out.</text:p>
      <text:p text:style-name="P51">^<text:tab/>Then exponents are evaluated right to left.</text:p>
      <text:p text:style-name="P51">*,%,/ Then multiplication, remainder, and division operations are evaluated left to right.</text:p>
      <text:p text:style-name="P51">+, − Then addition and subtraction are evaluated left to right.</text:p>
      <text:p text:style-name="P51">=,!=,&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3">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text:soft-page-break/>"Greater" and then "End of program":</text:p>
      <text:p text:style-name="Standard"/>
      <text:p text:style-name="P24"><text:span text:style-name="T14"><text:s/>1:</text:span><text:span text:style-name="T28">%mathpiper</text:span></text:p>
      <text:p text:style-name="P24"><text:span text:style-name="T31"><text:s/></text:span><text:span text:style-name="T14">2:</text:span></text:p>
      <text:p text:style-name="P24"><text:span text:style-name="T14"><text:s/>3:</text:span>x <text:span text:style-name="T5">:=</text:span> <text:span text:style-name="T8">6</text:span>;</text:p>
      <text:p text:style-name="P25"><text:s/>4:</text:p>
      <text:p text:style-name="P24"><text:span text:style-name="T14"><text:s/>5:</text:span><text:span text:style-name="T15">If</text:span><text:span text:style-name="T5">(</text:span>x <text:span text:style-name="T5">&gt;</text:span> <text:span text:style-name="T8">5</text:span>, <text:span text:style-name="T15">Echo</text:span><text:span text:style-name="T5">(</text:span>x, <text:span text:style-name="T16">"is greater than 5."</text:span><text:span text:style-name="T5">))</text:span>;</text:p>
      <text:p text:style-name="P25"><text:s/>6:</text:p>
      <text:p text:style-name="P24"><text:span text:style-name="T14"><text:s/>7:</text:span><text:span text:style-name="T15">Echo</text:span><text:span text:style-name="T5">(</text:span><text:span text:style-name="T16">"End of program."</text:span><text:span text:style-name="T5">)</text:span>;</text:p>
      <text:p text:style-name="P25"><text:s/>8:</text:p>
      <text:p text:style-name="P24"><text:span text:style-name="T14"><text:s/>9:</text:span><text:span text:style-name="T28">%/mathpiper</text:span></text:p>
      <text:p text:style-name="P25">10:</text:p>
      <text:p text:style-name="P24"><text:span text:style-name="T14">11:</text:span> <text:s text:c="3"/><text:span text:style-name="T19">%output,preserve="false"</text:span></text:p>
      <text:p text:style-name="P24"><text:span text:style-name="T14">12:</text:span> <text:s text:c="5"/><text:span text:style-name="T19">Result:</text:span> True</text:p>
      <text:p text:style-name="P24"><text:span text:style-name="T14">13:</text:span> <text:s text:c="5"/></text:p>
      <text:p text:style-name="P24"><text:span text:style-name="T14">14:</text:span> <text:s text:c="5"/><text:span text:style-name="T33">Side effects:</text:span></text:p>
      <text:p text:style-name="P24"><text:span text:style-name="T14">15:</text:span> <text:s text:c="5"/>6 is greater than 5.</text:p>
      <text:p text:style-name="P24"><text:span text:style-name="T14">16:</text:span> <text:s text:c="5"/>End of program.</text:p>
      <text:p text:style-name="P33"><text:bookmark-start text:name="DDE_LINK6"/><text:span text:style-name="T12">17:</text:span><text:span text:style-name="T10"> <text:s text:c="3"/></text:span><text:span text:style-name="T19">%/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4"><text:span text:style-name="T14"><text:s/>1:</text:span><text:span text:style-name="T28">%mathpiper</text:span></text:p>
      <text:p text:style-name="P25"><text:s/>2:</text:p>
      <text:p text:style-name="P24"><text:span text:style-name="T14"><text:s/>3:</text:span>x <text:span text:style-name="T5">:=</text:span> <text:span text:style-name="T8">4</text:span>;</text:p>
      <text:p text:style-name="P25"><text:s/>4:</text:p>
      <text:p text:style-name="P24"><text:span text:style-name="T14"><text:s/>5:</text:span><text:span text:style-name="T15">If</text:span><text:span text:style-name="T5">(</text:span>x <text:span text:style-name="T5">&gt;</text:span> <text:span text:style-name="T8">5</text:span>, <text:span text:style-name="T15">Echo</text:span><text:span text:style-name="T5">(</text:span>x, <text:span text:style-name="T16">"is greater than 5."</text:span><text:span text:style-name="T5">))</text:span>;</text:p>
      <text:p text:style-name="P25"><text:s/>6:</text:p>
      <text:p text:style-name="P24"><text:span text:style-name="T14"><text:s/>7:</text:span><text:span text:style-name="T15">Echo</text:span><text:span text:style-name="T5">(</text:span><text:span text:style-name="T16">"End of program."</text:span><text:span text:style-name="T5">)</text:span>;</text:p>
      <text:p text:style-name="P25"><text:s/>8:</text:p>
      <text:p text:style-name="P24"><text:span text:style-name="T14"><text:s/>9:</text:span><text:span text:style-name="T28">%/mathpiper</text:span></text:p>
      <text:p text:style-name="P25">10:</text:p>
      <text:p text:style-name="P24"><text:span text:style-name="T14">11:</text:span> <text:s text:c="3"/><text:span text:style-name="T19">%output,preserve="false"</text:span></text:p>
      <text:p text:style-name="P24"><text:span text:style-name="T14">12:</text:span> <text:s text:c="5"/><text:span text:style-name="T19">Result:</text:span> True</text:p>
      <text:p text:style-name="P24"><text:span text:style-name="T14">13:</text:span> <text:s text:c="5"/></text:p>
      <text:p text:style-name="P24"><text:span text:style-name="T14">14:</text:span> <text:s text:c="5"/><text:span text:style-name="T33">Side effects:</text:span></text:p>
      <text:p text:style-name="P24"><text:span text:style-name="T14">15:</text:span> <text:s text:c="5"/>End of program.</text:p>
      <text:p text:style-name="P33"><text:span text:style-name="T12">16:</text:span><text:span text:style-name="T10"> <text:s text:c="3"/></text:span><text:span text:style-name="T19">%/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text:soft-page-break/>executed only if the predicate expression is <text:span text:style-name="T6">False</text:span>. <text:s/>This program is similar to the previous one except an "else" expression has been added to it:</text:p>
      <text:p text:style-name="Preformatted_20_Text"/>
      <text:p text:style-name="P24"><text:span text:style-name="T14"><text:s/>1:</text:span><text:span text:style-name="T28">%mathpiper</text:span></text:p>
      <text:p text:style-name="P24"><text:span text:style-name="T31"><text:s/></text:span><text:span text:style-name="T14">2:</text:span></text:p>
      <text:p text:style-name="P24"><text:span text:style-name="T14"><text:s/>3:</text:span>x <text:span text:style-name="T5">:=</text:span> <text:span text:style-name="T8">4</text:span>;</text:p>
      <text:p text:style-name="P25"><text:s/>4:</text:p>
      <text:p text:style-name="P24"><text:span text:style-name="T14"><text:s/>5:</text:span><text:span text:style-name="T15">If</text:span><text:span text:style-name="T5">(</text:span>x <text:span text:style-name="T5">&gt;</text:span> <text:span text:style-name="T8">5</text:span>,<text:span text:style-name="T15">Echo</text:span><text:span text:style-name="T5">(</text:span>x,<text:span text:style-name="T16">"is greater than 5."</text:span><text:span text:style-name="T5">)</text:span>,<text:span text:style-name="T15">Echo</text:span><text:span text:style-name="T5">(</text:span>x,<text:span text:style-name="T16">"is NOT greater than 5."</text:span><text:span text:style-name="T5">))</text:span>;</text:p>
      <text:p text:style-name="P25"><text:s/>6:</text:p>
      <text:p text:style-name="P24"><text:span text:style-name="T14"><text:s/>7:</text:span><text:span text:style-name="T15">Echo</text:span><text:span text:style-name="T5">(</text:span><text:span text:style-name="T16">"End of program."</text:span><text:span text:style-name="T5">)</text:span>;</text:p>
      <text:p text:style-name="P25"><text:s/>8:</text:p>
      <text:p text:style-name="P24"><text:span text:style-name="T14"><text:s/>9:</text:span><text:span text:style-name="T28">%/mathpiper</text:span></text:p>
      <text:p text:style-name="P25">10:</text:p>
      <text:p text:style-name="P24"><text:span text:style-name="T14">11:</text:span> <text:s text:c="3"/><text:span text:style-name="T19">%output,preserve="false"</text:span></text:p>
      <text:p text:style-name="P24"><text:span text:style-name="T14">12:</text:span> <text:s text:c="5"/><text:span text:style-name="T19">Result:</text:span> True</text:p>
      <text:p text:style-name="P24"><text:span text:style-name="T14">13:</text:span> <text:s text:c="5"/></text:p>
      <text:p text:style-name="P24"><text:span text:style-name="T14">14:</text:span> <text:s text:c="5"/><text:span text:style-name="T33">Side effects:</text:span></text:p>
      <text:p text:style-name="P24"><text:span text:style-name="T14">15:</text:span> <text:s text:c="5"/>4 is NOT greater than 5.</text:p>
      <text:p text:style-name="P24"><text:span text:style-name="T14">16:</text:span> <text:s text:c="5"/>End of program.</text:p>
      <text:p text:style-name="P34"><text:span text:style-name="T14">17:</text:span> <text:s text:c="3"/><text:span text:style-name="T19">%/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33">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1">Result&gt; True</text:p>
      <text:p text:style-name="Preformatted_20_Text"/>
      <text:p text:style-name="Preformatted_20_Text">In&gt; And(True, False)</text:p>
      <text:p text:style-name="P21">Result&gt; False</text:p>
      <text:p text:style-name="Preformatted_20_Text"/>
      <text:p text:style-name="Preformatted_20_Text">In&gt; And(False, True)</text:p>
      <text:p text:style-name="P21">Result&gt; False</text:p>
      <text:p text:style-name="P21"/>
      <text:p text:style-name="P24"><text:soft-page-break/>In&gt; And(True, True, True, True)</text:p>
      <text:p text:style-name="P21">Result&gt; True</text:p>
      <text:p text:style-name="P21"/>
      <text:p text:style-name="P24">In&gt; And(True, True, False, True)</text:p>
      <text:p text:style-name="P21">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3">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4"><text:span text:style-name="T14"><text:s/>1:</text:span><text:span text:style-name="T28">%mathpiper</text:span></text:p>
      <text:p text:style-name="P24"><text:span text:style-name="T31"><text:s/></text:span><text:span text:style-name="T14">2:</text:span></text:p>
      <text:p text:style-name="P24"><text:span text:style-name="T14"><text:s/>3:</text:span>a <text:span text:style-name="T5">:=</text:span> <text:span text:style-name="T8">7</text:span>;</text:p>
      <text:p text:style-name="P24"><text:span text:style-name="T14"><text:s/>4:</text:span>b <text:span text:style-name="T5">:=</text:span> <text:span text:style-name="T8">9</text:span>;</text:p>
      <text:p text:style-name="P25"><text:s/>5:</text:p>
      <text:p text:style-name="P24"><text:span text:style-name="T14"><text:s/>6:</text:span><text:span text:style-name="T15">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4"><text:span text:style-name="T14"><text:s/>7:</text:span><text:span text:style-name="T15">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4"><text:span text:style-name="T14"><text:s/>8:</text:span><text:span text:style-name="T15">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4"><text:span text:style-name="T14"><text:s/>9:</text:span><text:span text:style-name="T15">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5">10:</text:p>
      <text:p text:style-name="P24"><text:span text:style-name="T14">11:</text:span><text:span text:style-name="T15">If</text:span><text:span text:style-name="T5">(</text:span>a <text:span text:style-name="T5">&gt;</text:span> <text:span text:style-name="T8">5</text:span> And b <text:span text:style-name="T5">&lt;</text:span> <text:span text:style-name="T8">10</text:span>, <text:span text:style-name="T15">Echo</text:span><text:span text:style-name="T5">(</text:span><text:span text:style-name="T16">"These expressions are both true."</text:span><text:span text:style-name="T5">))</text:span>;</text:p>
      <text:p text:style-name="P25">12:</text:p>
      <text:p text:style-name="P24"><text:span text:style-name="T14">13:</text:span><text:span text:style-name="T28">%/mathpiper</text:span></text:p>
      <text:p text:style-name="P25">14:</text:p>
      <text:p text:style-name="P24"><text:span text:style-name="T14">15:</text:span> <text:s text:c="3"/><text:span text:style-name="T19">%output,preserve="false"</text:span></text:p>
      <text:p text:style-name="P24"><text:span text:style-name="T14">16:</text:span> <text:s text:c="5"/><text:span text:style-name="T19">Result:</text:span> True</text:p>
      <text:p text:style-name="P24"><text:span text:style-name="T14">17:</text:span> <text:s text:c="5"/></text:p>
      <text:p text:style-name="P24"><text:span text:style-name="T14">18:</text:span> <text:s text:c="5"/><text:span text:style-name="T33">Side effects:</text:span></text:p>
      <text:p text:style-name="P24"><text:span text:style-name="T14">19:</text:span> <text:s text:c="5"/>1: False </text:p>
      <text:p text:style-name="P24"><text:span text:style-name="T14">20:</text:span> <text:s text:c="5"/>2: False </text:p>
      <text:p text:style-name="P24"><text:soft-page-break/><text:span text:style-name="T14">21:</text:span> <text:s text:c="5"/>3: False </text:p>
      <text:p text:style-name="P24"><text:span text:style-name="T14">22:</text:span> <text:s text:c="5"/>4: True </text:p>
      <text:p text:style-name="P24"><text:span text:style-name="T14">23:</text:span> <text:s text:c="5"/>These expressions are both true.</text:p>
      <text:p text:style-name="P34"><text:bookmark-start text:name="DDE_LINK7"/><text:span text:style-name="T14">23:</text:span> <text:s text:c="3"/><text:span text:style-name="T19">%/output</text:span><text:bookmark-end text:name="DDE_LINK7"/></text:p>
      <text:h text:style-name="Heading_20_3" text:outline-level="3">Or()</text:h>
      <text:p text:style-name="Text_20_body">The Or() function is similar to the And() function in that it has both a function 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3">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3">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text:soft-page-break/>In&gt; False Or False</text:p>
      <text:p text:style-name="P21">Result&gt; False</text:p>
      <text:p text:style-name="Preformatted_20_Text"/>
      <text:p text:style-name="Text_20_body">The following program also demonstrates using the infix version of the Or() function:</text:p>
      <text:p text:style-name="Standard"/>
      <text:p text:style-name="P24"><text:span text:style-name="T14"><text:s/>1:</text:span><text:span text:style-name="T28">%mathpiper</text:span></text:p>
      <text:p text:style-name="P24"><text:span text:style-name="T31"><text:s/></text:span><text:span text:style-name="T14">2:</text:span></text:p>
      <text:p text:style-name="P24"><text:span text:style-name="T14"><text:s/>3:</text:span>a <text:span text:style-name="T5">:=</text:span> <text:span text:style-name="T8">7</text:span>;</text:p>
      <text:p text:style-name="P24"><text:span text:style-name="T14"><text:s/>4:</text:span>b <text:span text:style-name="T5">:=</text:span> <text:span text:style-name="T8">9</text:span>;</text:p>
      <text:p text:style-name="P25"><text:s/>5:</text:p>
      <text:p text:style-name="P24"><text:span text:style-name="T14"><text:s/>6:</text:span><text:span text:style-name="T15">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4"><text:span text:style-name="T14"><text:s/>7:</text:span><text:span text:style-name="T15">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4"><text:span text:style-name="T14"><text:s/>8:</text:span><text:span text:style-name="T15">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4"><text:span text:style-name="T14"><text:s/>9:</text:span><text:span text:style-name="T15">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5">10:</text:p>
      <text:p text:style-name="P24"><text:span text:style-name="T14">11:</text:span><text:span text:style-name="T15">If</text:span><text:span text:style-name="T5">(</text:span>a <text:span text:style-name="T5">&lt;</text:span> <text:span text:style-name="T8">5</text:span> Or b <text:span text:style-name="T5">&lt;</text:span> <text:span text:style-name="T8">10</text:span>,<text:span text:style-name="T15">Echo</text:span><text:span text:style-name="T5">(</text:span><text:span text:style-name="T16">"At least one of these expressions is true."</text:span><text:span text:style-name="T5">))</text:span>;</text:p>
      <text:p text:style-name="P25">12:</text:p>
      <text:p text:style-name="P24"><text:span text:style-name="T14">13:</text:span><text:span text:style-name="T28">%/mathpiper</text:span></text:p>
      <text:p text:style-name="P25">14:</text:p>
      <text:p text:style-name="P24"><text:span text:style-name="T14">15:</text:span> <text:s text:c="3"/><text:span text:style-name="T19">%output,preserve="false"</text:span></text:p>
      <text:p text:style-name="P24"><text:span text:style-name="T14">16:</text:span> <text:s text:c="5"/><text:span text:style-name="T19">Result:</text:span> True</text:p>
      <text:p text:style-name="P24"><text:span text:style-name="T14">17:</text:span> <text:s text:c="5"/></text:p>
      <text:p text:style-name="P24"><text:span text:style-name="T14">18:</text:span> <text:s text:c="5"/><text:span text:style-name="T33">Side effects:</text:span></text:p>
      <text:p text:style-name="P24"><text:span text:style-name="T14">19:</text:span> <text:s text:c="5"/>1: True </text:p>
      <text:p text:style-name="P24"><text:span text:style-name="T14">20:</text:span> <text:s text:c="5"/>2: True </text:p>
      <text:p text:style-name="P24"><text:span text:style-name="T14">21:</text:span> <text:s text:c="5"/>3: True </text:p>
      <text:p text:style-name="P24"><text:span text:style-name="T14">22:</text:span> <text:s text:c="5"/>4: False </text:p>
      <text:p text:style-name="P24"><text:span text:style-name="T14">23:</text:span> <text:s text:c="5"/>At least one of these expressions is true.</text:p>
      <text:p text:style-name="P33"><text:span text:style-name="T12">24:</text:span><text:span text:style-name="T10"> <text:s text:c="3"/></text:span><text:span text:style-name="T19">%/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33">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1">Result&gt; False</text:p>
      <text:p text:style-name="Preformatted_20_Text"/>
      <text:p text:style-name="Preformatted_20_Text">In&gt; Not(False)</text:p>
      <text:p text:style-name="P21"><text:soft-page-break/>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3">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uses the prefix version of Not():</text:p>
      <text:p text:style-name="Preformatted_20_Text"/>
      <text:p text:style-name="P24"><text:span text:style-name="T14"><text:s/>1:</text:span><text:span text:style-name="T28">%mathpiper</text:span></text:p>
      <text:p text:style-name="P24"><text:span text:style-name="T31"><text:s/></text:span><text:span text:style-name="T14">2:</text:span></text:p>
      <text:p text:style-name="P24"><text:span text:style-name="T14"><text:s/>3:</text:span><text:span text:style-name="T15">Echo</text:span><text:span text:style-name="T5">(</text:span><text:span text:style-name="T16">"3 = 3 is "</text:span>, <text:span text:style-name="T8">3</text:span> <text:span text:style-name="T5">=</text:span> <text:span text:style-name="T8">3</text:span><text:span text:style-name="T5">)</text:span>;</text:p>
      <text:p text:style-name="P25"><text:s/>4:</text:p>
      <text:p text:style-name="P24"><text:span text:style-name="T14"><text:s/>5:</text:span><text:span text:style-name="T15">Echo</text:span><text:span text:style-name="T5">(</text:span><text:span text:style-name="T16">"Not 3 = 3 is "</text:span>, <text:span text:style-name="T15">Not</text:span> <text:span text:style-name="T8">3</text:span> <text:span text:style-name="T5">=</text:span> <text:span text:style-name="T8">3</text:span><text:span text:style-name="T5">)</text:span>;</text:p>
      <text:p text:style-name="P25"><text:s/>6:</text:p>
      <text:p text:style-name="P24"><text:span text:style-name="T14"><text:s/>7:</text:span><text:span text:style-name="T28">%/mathpiper</text:span></text:p>
      <text:p text:style-name="P25"><text:s/>8:</text:p>
      <text:p text:style-name="P24"><text:span text:style-name="T14"><text:s/>9:</text:span> <text:s text:c="3"/><text:span text:style-name="T19">%output,preserve="false"</text:span></text:p>
      <text:p text:style-name="P24"><text:span text:style-name="T14">10:</text:span> <text:s text:c="5"/><text:span text:style-name="T19">Result:</text:span> True</text:p>
      <text:p text:style-name="P24"><text:span text:style-name="T14">11:</text:span> <text:s text:c="5"/></text:p>
      <text:p text:style-name="P24"><text:span text:style-name="T14">12:</text:span> <text:s text:c="5"/><text:span text:style-name="T33">Side effects:</text:span></text:p>
      <text:p text:style-name="P24"><text:span text:style-name="T14">13:</text:span> <text:s text:c="5"/>3 = 3 is True </text:p>
      <text:p text:style-name="P24"><text:span text:style-name="T14">14:</text:span> <text:s text:c="5"/>Not 3 = 3 is False</text:p>
      <text:p text:style-name="P33"><text:span text:style-name="T12">15:</text:span><text:span text:style-name="T10"> <text:s text:c="3"/></text:span><text:span text:style-name="T19">%/output</text:span></text:p>
      <text:h text:style-name="Heading_20_2" text:outline-level="2">Exercises</text:h>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9">While(predicate)<text:tab/><text:tab/><text:tab/><text:tab/><text:tab/><text:tab/><text:tab/><text:tab/><text:tab/><text:tab/><text:tab/></text:p>
      <text:p text:style-name="P29">[ <text:tab/><text:tab/><text:tab/><text:tab/><text:tab/><text:tab/><text:tab/><text:tab/><text:tab/><text:tab/><text:tab/><text:tab/><text:tab/></text:p>
      <text:p text:style-name="P8"><text:s text:c="4"/>body_expressions<text:tab/><text:tab/><text:tab/><text:tab/><text:tab/><text:tab/><text:tab/><text:tab/><text:tab/><text:tab/></text:p>
      <text:p text:style-name="P39">];<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4"><text:span text:style-name="T14"><text:s/>1:</text:span><text:span text:style-name="T28">%mathpiper</text:span></text:p>
      <text:p text:style-name="P25"><text:s/>2:</text:p>
      <text:p text:style-name="P24"><text:span text:style-name="T14"><text:s/>3:</text:span><text:span text:style-name="T25">// This program prints the integers from 1 to 10.</text:span></text:p>
      <text:p text:style-name="P25"><text:s/>4:</text:p>
      <text:p text:style-name="P25"><text:s/>5:</text:p>
      <text:p text:style-name="P24"><text:span text:style-name="T14"><text:s/>6:</text:span><text:span text:style-name="T25">/*</text:span></text:p>
      <text:p text:style-name="P24"><text:span text:style-name="T14"><text:s/>7:</text:span><text:span text:style-name="T25"> <text:s text:c="3"/>Initialize the variable x to 1</text:span></text:p>
      <text:p text:style-name="P24"><text:span text:style-name="T14"><text:s/>8:</text:span><text:span text:style-name="T25"> <text:s text:c="3"/>outside of the While "loop".</text:span></text:p>
      <text:p text:style-name="P24"><text:span text:style-name="T14"><text:s/>9:</text:span><text:span text:style-name="T25">*/</text:span></text:p>
      <text:p text:style-name="P24"><text:span text:style-name="T14">10:</text:span>x <text:span text:style-name="T5">:=</text:span> <text:span text:style-name="T8">1</text:span>;</text:p>
      <text:p text:style-name="P25">11:</text:p>
      <text:p text:style-name="P24"><text:span text:style-name="T14">12:</text:span><text:span text:style-name="T15">While</text:span><text:span text:style-name="T5">(</text:span>x <text:span text:style-name="T5">&lt;=</text:span> <text:span text:style-name="T8">10</text:span><text:span text:style-name="T5">)</text:span></text:p>
      <text:p text:style-name="P24"><text:span text:style-name="T14">13:</text:span>[</text:p>
      <text:p text:style-name="P24"><text:span text:style-name="T14">14:</text:span> <text:s text:c="3"/><text:span text:style-name="T15">Echo</text:span><text:span text:style-name="T5">(</text:span>x<text:span text:style-name="T5">)</text:span>;</text:p>
      <text:p text:style-name="P24"><text:span text:style-name="T14">15:</text:span> <text:s text:c="3"/></text:p>
      <text:p text:style-name="P24"><text:span text:style-name="T14">16:</text:span> <text:s text:c="3"/>x <text:span text:style-name="T5">:=</text:span> x <text:span text:style-name="T5">+</text:span> <text:span text:style-name="T8">1</text:span>; <text:s/><text:span text:style-name="T25">//Increment x by 1.</text:span></text:p>
      <text:p text:style-name="P24"><text:span text:style-name="T14">17:</text:span>];</text:p>
      <text:p text:style-name="P25">18:</text:p>
      <text:p text:style-name="P24"><text:soft-page-break/><text:span text:style-name="T14">19:</text:span><text:span text:style-name="T28">%/mathpiper</text:span></text:p>
      <text:p text:style-name="P25">20:</text:p>
      <text:p text:style-name="P24"><text:span text:style-name="T14">21:</text:span> <text:s text:c="3"/><text:span text:style-name="T19">%output,preserve="false"</text:span></text:p>
      <text:p text:style-name="P24"><text:span text:style-name="T14">22:</text:span> <text:s text:c="5"/><text:span text:style-name="T19">Result:</text:span> True</text:p>
      <text:p text:style-name="P24"><text:span text:style-name="T14">23:</text:span> <text:s text:c="5"/></text:p>
      <text:p text:style-name="P24"><text:span text:style-name="T14">24:</text:span> <text:s text:c="5"/><text:span text:style-name="T33">Side effects:</text:span></text:p>
      <text:p text:style-name="P24"><text:span text:style-name="T14">25:</text:span> <text:s text:c="5"/>1 </text:p>
      <text:p text:style-name="P24"><text:span text:style-name="T14">26:</text:span> <text:s text:c="5"/>2 </text:p>
      <text:p text:style-name="P24"><text:span text:style-name="T14">27:</text:span> <text:s text:c="5"/>3 </text:p>
      <text:p text:style-name="P24"><text:span text:style-name="T14">28:</text:span> <text:s text:c="5"/>4 </text:p>
      <text:p text:style-name="P24"><text:span text:style-name="T14">29:</text:span> <text:s text:c="5"/>5 </text:p>
      <text:p text:style-name="P24"><text:span text:style-name="T14">30:</text:span> <text:s text:c="5"/>6 </text:p>
      <text:p text:style-name="P24"><text:span text:style-name="T14">31:</text:span> <text:s text:c="5"/>7 </text:p>
      <text:p text:style-name="P24"><text:span text:style-name="T14">32:</text:span> <text:s text:c="5"/>8 </text:p>
      <text:p text:style-name="P24"><text:span text:style-name="T14">33:</text:span> <text:s text:c="5"/>9 </text:p>
      <text:p text:style-name="P24"><text:span text:style-name="T14">34:</text:span> <text:s text:c="5"/>10</text:p>
      <text:p text:style-name="P34"><text:bookmark-start text:name="DDE_LINK8"/><text:span text:style-name="T14">35:</text:span> <text:s text:c="3"/><text:span text:style-name="T19">%/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2">x</text:span><text:span text:style-name="T6"> &lt;= 10</text:span> becomes <text:span text:style-name="T22">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text:soft-page-break/></text:p>
      <text:p text:style-name="P24"><text:span text:style-name="T14"><text:s/>1:</text:span><text:span text:style-name="T28">%mathpiper</text:span></text:p>
      <text:p text:style-name="P25"><text:s/>2:</text:p>
      <text:p text:style-name="P24"><text:span text:style-name="T14"><text:s/>3:</text:span><text:span text:style-name="T25">// Print the integers from 1 to 100.</text:span></text:p>
      <text:p text:style-name="P25"><text:s/>4:</text:p>
      <text:p text:style-name="P24"><text:span text:style-name="T14"><text:s/>5:</text:span>x <text:span text:style-name="T5">:=</text:span> <text:span text:style-name="T8">1</text:span>;</text:p>
      <text:p text:style-name="P25"><text:s/>6:</text:p>
      <text:p text:style-name="P24"><text:span text:style-name="T14"><text:s/>7:</text:span><text:span text:style-name="T15">While</text:span><text:span text:style-name="T5">(</text:span>x <text:span text:style-name="T5">&lt;=</text:span> <text:span text:style-name="T8">100</text:span><text:span text:style-name="T5">)</text:span></text:p>
      <text:p text:style-name="P24"><text:span text:style-name="T14"><text:s/>8:</text:span>[</text:p>
      <text:p text:style-name="P24"><text:span text:style-name="T14"><text:s/>9:</text:span> <text:s text:c="3"/><text:span text:style-name="T15">Write</text:span><text:span text:style-name="T5">(</text:span>x<text:span text:style-name="T5">)</text:span>;</text:p>
      <text:p text:style-name="P24"><text:span text:style-name="T14">10:</text:span> <text:s text:c="3"/></text:p>
      <text:p text:style-name="P24"><text:span text:style-name="T14">11:</text:span> <text:s text:c="3"/>x <text:span text:style-name="T5">:=</text:span> x <text:span text:style-name="T5">+</text:span> <text:span text:style-name="T8">1</text:span>; <text:s/><text:span text:style-name="T25">//Increment x by 1.</text:span></text:p>
      <text:p text:style-name="P24"><text:span text:style-name="T14">12:</text:span>];</text:p>
      <text:p text:style-name="P25">13:</text:p>
      <text:p text:style-name="P24"><text:span text:style-name="T14">14:</text:span><text:span text:style-name="T28">%/mathpiper</text:span></text:p>
      <text:p text:style-name="P25">15:</text:p>
      <text:p text:style-name="P24"><text:span text:style-name="T14">16:</text:span> <text:s text:c="3"/><text:span text:style-name="T19">%output,preserve="false"</text:span></text:p>
      <text:p text:style-name="P24"><text:span text:style-name="T14">17:</text:span> <text:s text:c="5"/><text:span text:style-name="T19">Result:</text:span> True</text:p>
      <text:p text:style-name="P24"><text:span text:style-name="T14">18:</text:span> <text:s text:c="5"/></text:p>
      <text:p text:style-name="P24"><text:span text:style-name="T14">19:</text:span> <text:s text:c="5"/><text:span text:style-name="T33">Side effects:</text:span></text:p>
      <text:p text:style-name="P24"><text:span text:style-name="T14">20:</text:span> <text:s text:c="5"/>1 2 3 4 5 6 7 8 9 10 11 12 13 14 15 16 17 18 19 20 21 22 23 </text:p>
      <text:p text:style-name="P24"><text:s text:c="9"/>24 25 26 27 28 29 30 31 32 33 34 35 36 37 38 39 40 41 42 43 </text:p>
      <text:p text:style-name="P24"><text:s text:c="9"/>44 45 46 47 48 49 50 51 52 53 54 55 56 57 58 59 60 61 62 63 </text:p>
      <text:p text:style-name="P24"><text:s text:c="9"/>64 65 66 67 68 69 70 71 72 73 74 75 76 77 78 79 80 81 82 83 </text:p>
      <text:p text:style-name="P24"><text:s text:c="9"/>84 85 86 87 88 89 90 91 92 93 94 95 96 97 98 99 100</text:p>
      <text:p text:style-name="P33"><text:bookmark-start text:name="DDE_LINK9"/><text:span text:style-name="T12">21:</text:span><text:span text:style-name="T10"> <text:s text:c="3"/></text:span><text:span text:style-name="T19">%/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4"><text:span text:style-name="T14"><text:s/>1:</text:span><text:span text:style-name="T28">%mathpiper</text:span></text:p>
      <text:p text:style-name="P25"><text:s/>2:</text:p>
      <text:p text:style-name="P24"><text:span text:style-name="T14"><text:s/>3:</text:span><text:span text:style-name="T25">//Print the odd integers from 1 to 99.</text:span></text:p>
      <text:p text:style-name="P25"><text:s/>4:</text:p>
      <text:p text:style-name="P24"><text:span text:style-name="T14"><text:s/>5:</text:span>x <text:span text:style-name="T5">:=</text:span> <text:span text:style-name="T8">1</text:span>; </text:p>
      <text:p text:style-name="P25"><text:s/>6:</text:p>
      <text:p text:style-name="P24"><text:span text:style-name="T14"><text:s/>7:</text:span><text:span text:style-name="T15">While</text:span><text:span text:style-name="T5">(</text:span>x <text:span text:style-name="T5">&lt;=</text:span> <text:span text:style-name="T8">100</text:span><text:span text:style-name="T5">)</text:span></text:p>
      <text:p text:style-name="P24"><text:span text:style-name="T14"><text:s/>8:</text:span>[</text:p>
      <text:p text:style-name="P24"><text:span text:style-name="T14"><text:s/>9:</text:span> <text:s text:c="3"/><text:span text:style-name="T15">Write</text:span><text:span text:style-name="T5">(</text:span>x<text:span text:style-name="T5">)</text:span>;</text:p>
      <text:p text:style-name="P24"><text:span text:style-name="T14">10:</text:span> <text:s text:c="3"/>x <text:span text:style-name="T5">:=</text:span> x <text:span text:style-name="T5">+</text:span> <text:span text:style-name="T8">2</text:span>; <text:s/><text:span text:style-name="T25">//Increment x by 2.</text:span></text:p>
      <text:p text:style-name="P24"><text:span text:style-name="T14">11:</text:span>];</text:p>
      <text:p text:style-name="P25">12:</text:p>
      <text:p text:style-name="P24"><text:span text:style-name="T14">13:</text:span><text:span text:style-name="T28">%/mathpiper</text:span></text:p>
      <text:p text:style-name="P25">14:</text:p>
      <text:p text:style-name="P24"><text:span text:style-name="T14">15:</text:span> <text:s text:c="3"/><text:span text:style-name="T19">%output,preserve="false"</text:span></text:p>
      <text:p text:style-name="P24"><text:span text:style-name="T14">16:</text:span> <text:s text:c="5"/><text:span text:style-name="T19">Result:</text:span> True</text:p>
      <text:p text:style-name="P24"><text:span text:style-name="T14">17:</text:span> <text:s text:c="5"/></text:p>
      <text:p text:style-name="P24"><text:span text:style-name="T14">18:</text:span> <text:s text:c="5"/><text:span text:style-name="T33">Side effects:</text:span></text:p>
      <text:p text:style-name="P24"><text:span text:style-name="T14">19:</text:span> <text:s text:c="5"/>1 3 5 7 9 11 13 15 17 19 21 23 25 27 29 31 33 35 37 39 41 43 </text:p>
      <text:p text:style-name="P24"><text:s text:c="9"/>45 47 49 51 53 55 57 59 61 63 65 67 69 71 73 75 77 79 81 83 </text:p>
      <text:p text:style-name="P24"><text:soft-page-break/><text:s text:c="9"/>85 87 89 91 93 95 97 99</text:p>
      <text:p text:style-name="P33"><text:bookmark-start text:name="DDE_LINK11"/><text:span text:style-name="T12">20:</text:span><text:span text:style-name="T10"> <text:s text:c="3"/></text:span><text:span text:style-name="T19">%/output</text:span><text:bookmark-end text:name="DDE_LINK11"/></text:p>
      <text:p text:style-name="Text_20_body">Finally, the following program prints the numbers from 1 to 100 in reverse order:</text:p>
      <text:p text:style-name="Preformatted_20_Text"/>
      <text:p text:style-name="P24"><text:span text:style-name="T14"><text:s/>1:</text:span><text:span text:style-name="T28">%mathpiper</text:span></text:p>
      <text:p text:style-name="P25"><text:s/>2:</text:p>
      <text:p text:style-name="P24"><text:span text:style-name="T14"><text:s/>3:</text:span><text:span text:style-name="T25">//Print the integers from 1 to 100 in reverse order.</text:span></text:p>
      <text:p text:style-name="P25"><text:s/>4:</text:p>
      <text:p text:style-name="P24"><text:span text:style-name="T14"><text:s/>5:</text:span>x <text:span text:style-name="T5">:=</text:span> <text:span text:style-name="T8">100</text:span>; </text:p>
      <text:p text:style-name="P25"><text:s/>6:</text:p>
      <text:p text:style-name="P24"><text:span text:style-name="T14"><text:s/>7:</text:span><text:span text:style-name="T15">While</text:span><text:span text:style-name="T5">(</text:span>x <text:span text:style-name="T5">&gt;=</text:span> <text:span text:style-name="T8">1</text:span><text:span text:style-name="T5">)</text:span></text:p>
      <text:p text:style-name="P24"><text:span text:style-name="T14"><text:s/>8:</text:span>[</text:p>
      <text:p text:style-name="P24"><text:span text:style-name="T14"><text:s/>9:</text:span> <text:s text:c="3"/><text:span text:style-name="T15">Write</text:span><text:span text:style-name="T5">(</text:span>x<text:span text:style-name="T5">)</text:span>;</text:p>
      <text:p text:style-name="P24"><text:span text:style-name="T14">10:</text:span> <text:s text:c="3"/>x <text:span text:style-name="T5">:=</text:span> x <text:span text:style-name="T5">-</text:span> <text:span text:style-name="T8">1</text:span>; <text:s/><text:span text:style-name="T25">//Decrement x by 1.</text:span></text:p>
      <text:p text:style-name="P24"><text:span text:style-name="T14">11:</text:span>];</text:p>
      <text:p text:style-name="P25">12:</text:p>
      <text:p text:style-name="P24"><text:span text:style-name="T14">13:</text:span><text:span text:style-name="T28">%/mathpiper</text:span></text:p>
      <text:p text:style-name="P25">14:</text:p>
      <text:p text:style-name="P24"><text:span text:style-name="T14">15:</text:span> <text:s text:c="3"/><text:span text:style-name="T19">%output,preserve="false"</text:span></text:p>
      <text:p text:style-name="P24"><text:span text:style-name="T14">16:</text:span> <text:s text:c="5"/><text:span text:style-name="T19">Result:</text:span> True</text:p>
      <text:p text:style-name="P24"><text:span text:style-name="T14">17:</text:span> <text:s text:c="5"/></text:p>
      <text:p text:style-name="P24"><text:span text:style-name="T14">18:</text:span> <text:s text:c="5"/><text:span text:style-name="T33">Side effects:</text:span></text:p>
      <text:p text:style-name="P24"><text:span text:style-name="T14">19:</text:span> <text:s text:c="6"/>100 99 98 97 96 95 94 93 92 91 90 89 88 87 86 85 84 83 82 </text:p>
      <text:p text:style-name="P24"><text:s text:c="10"/>81 80 79 78 77 76 75 74 73 72 71 70 69 68 67 66 65 64 63 </text:p>
      <text:p text:style-name="P24"><text:s text:c="10"/>62 61 60 59 58 57 56 55 54 53 52 51 50 49 48 47 46 45 44 </text:p>
      <text:p text:style-name="P24"><text:s text:c="10"/>43 42 41 40 39 38 37 36 35 34 33 32 31 30 29 28 27 26 25 </text:p>
      <text:p text:style-name="P24"><text:s text:c="10"/>24 23 22 21 20 19 18 17 16 15 14 13 12 11 10 9 8 7 6 5 4 </text:p>
      <text:p text:style-name="P24"><text:s text:c="10"/>3 2 1</text:p>
      <text:p text:style-name="P33"><text:bookmark-start text:name="DDE_LINK10"/><text:span text:style-name="T12">20:</text:span><text:span text:style-name="T10"> <text:s text:c="3"/></text:span><text:span text:style-name="T19">%/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text:span><text:span text:style-name="T9">button only works if MathPiper is executed inside of a %mathpiper fold.</text:span>)</text:p>
      <text:p text:style-name="Text_20_body">Lets experiment with this button by executing a program that contains an infinite loop and then stopping it:</text:p>
      <text:p text:style-name="Standard"/>
      <text:p text:style-name="P24"><text:soft-page-break/><text:span text:style-name="T14"><text:s/>1:</text:span><text:span text:style-name="T28">%mathpiper</text:span></text:p>
      <text:p text:style-name="P25"><text:s/>2:</text:p>
      <text:p text:style-name="P24"><text:span text:style-name="T14"><text:s/>3:</text:span><text:span text:style-name="T25">//Infinite loop example program.</text:span></text:p>
      <text:p text:style-name="P25"><text:s/>4:</text:p>
      <text:p text:style-name="P24"><text:span text:style-name="T14"><text:s/>5:</text:span>x <text:span text:style-name="T5">:=</text:span> <text:span text:style-name="T8">1</text:span>;</text:p>
      <text:p text:style-name="P24"><text:span text:style-name="T14"><text:s/>6:</text:span><text:span text:style-name="T15">While</text:span><text:span text:style-name="T5">(</text:span>x <text:span text:style-name="T5">&lt;</text:span> <text:span text:style-name="T8">10</text:span><text:span text:style-name="T5">)</text:span></text:p>
      <text:p text:style-name="P24"><text:span text:style-name="T14"><text:s/>7:</text:span>[</text:p>
      <text:p text:style-name="P24"><text:span text:style-name="T14"><text:s/>8:</text:span> <text:s text:c="3"/>answer <text:span text:style-name="T5">:=</text:span> x <text:span text:style-name="T5">+</text:span> <text:span text:style-name="T8">1</text:span>;</text:p>
      <text:p text:style-name="P24"><text:span text:style-name="T14"><text:s/>9:</text:span>];</text:p>
      <text:p text:style-name="P25">10:</text:p>
      <text:p text:style-name="P24"><text:span text:style-name="T14">11:</text:span><text:span text:style-name="T28">%/mathpiper</text:span></text:p>
      <text:p text:style-name="P25">12:</text:p>
      <text:p text:style-name="P24"><text:span text:style-name="T14">13:</text:span> <text:s text:c="3"/><text:span text:style-name="T19">%output,preserve="false"</text:span></text:p>
      <text:p text:style-name="P24"><text:span text:style-name="T14">14:</text:span> <text:s text:c="5"/>Processing...</text:p>
      <text:p text:style-name="P34"><text:bookmark-start text:name="DDE_LINK12"/><text:span text:style-name="T14">15:</text:span> <text:s text:c="3"/><text:span text:style-name="T19">%/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text:span><text:span text:style-name="T9">Calculation</text:span>" button. <text:s/>When the program is interrupted, the %output fold will display the message "<text:span text:style-name="T9">User interrupted calculation</text:span>" to indicate that the program was interrupted.</text:p>
      <text:h text:style-name="Heading_20_2" text:outline-level="2">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text:soft-page-break/>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Result&gt; True</text:p>
      <text:p text:style-name="Preformatted_20_Text"/>
      <text:p text:style-name="Preformatted_20_Text">In&gt; a</text:p>
      <text:p text:style-name="P21">Result&gt; a</text:p>
      <text:p text:style-name="P21"/>
      <text:p text:style-name="Preformatted_20_Text">In&gt; IsBound(a)</text:p>
      <text:p text:style-name="P21">Result&gt; False</text:p>
      <text:h text:style-name="Heading_20_2" text:outline-level="2">Exercises</text:h>
      <text:h text:style-name="Heading_20_1" text:outline-level="1">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oft-page-break/><text:span text:style-name="T6">variable</text:span>. <text:s/>Lists can also hold other lists as shown in the following example:</text:p>
      <text:p text:style-name="Preformatted_20_Text"/>
      <text:p text:style-name="Preformatted_20_Text">In&gt; x := {20, 30, {31, 32, 33},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1">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4"><text:span text:style-name="T14"><text:s/>1:</text:span><text:span text:style-name="T28">%mathpiper</text:span></text:p>
      <text:p text:style-name="P25"><text:s/>2:</text:p>
      <text:p text:style-name="P24"><text:span text:style-name="T14"><text:s/>3:</text:span><text:span text:style-name="T25">//Print each in in the list.</text:span></text:p>
      <text:p text:style-name="P25"><text:s/>4:</text:p>
      <text:p text:style-name="P24"><text:span text:style-name="T14"><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text:span text:style-name="T14"><text:s/>6:</text:span>y <text:span text:style-name="T5">:=</text:span> <text:span text:style-name="T8">1</text:span>;</text:p>
      <text:p text:style-name="P25"><text:s/>7:</text:p>
      <text:p text:style-name="P24"><text:span text:style-name="T14"><text:s/>8:</text:span><text:span text:style-name="T15">While</text:span><text:span text:style-name="T5">(</text:span>y <text:span text:style-name="T5">&lt;=</text:span> <text:span text:style-name="T8">9</text:span><text:span text:style-name="T5">)</text:span></text:p>
      <text:p text:style-name="P24"><text:span text:style-name="T14"><text:s/>9:</text:span>[</text:p>
      <text:p text:style-name="P24"><text:span text:style-name="T14">10:</text:span> <text:s text:c="3"/><text:span text:style-name="T15">Echo</text:span><text:span text:style-name="T5">(</text:span>y, <text:span text:style-name="T16">"- "</text:span>, x[y]<text:span text:style-name="T5">)</text:span>;</text:p>
      <text:p text:style-name="P24"><text:span text:style-name="T14">11:</text:span> <text:s text:c="3"/>y <text:span text:style-name="T5">:=</text:span> y <text:span text:style-name="T5">+</text:span> <text:span text:style-name="T8">1</text:span>;</text:p>
      <text:p text:style-name="P24"><text:span text:style-name="T14">12:</text:span>];</text:p>
      <text:p text:style-name="P25">13:</text:p>
      <text:p text:style-name="P24"><text:soft-page-break/><text:span text:style-name="T14">14:</text:span><text:span text:style-name="T28">%/mathpiper</text:span></text:p>
      <text:p text:style-name="P25">15:</text:p>
      <text:p text:style-name="P24"><text:span text:style-name="T14">16:</text:span> <text:s text:c="3"/><text:span text:style-name="T19">%output,preserve="false"</text:span></text:p>
      <text:p text:style-name="P24"><text:span text:style-name="T14">17:</text:span> <text:s text:c="5"/><text:span text:style-name="T19">Result:</text:span> True</text:p>
      <text:p text:style-name="P24"><text:span text:style-name="T14">18:</text:span> <text:s text:c="5"/></text:p>
      <text:p text:style-name="P24"><text:span text:style-name="T14">19:</text:span> <text:s text:c="5"/><text:span text:style-name="T33">Side effects:</text:span></text:p>
      <text:p text:style-name="P24"><text:span text:style-name="T14">20:</text:span> <text:s text:c="5"/>1 - 55 </text:p>
      <text:p text:style-name="P24"><text:span text:style-name="T14">21:</text:span> <text:s text:c="5"/>2 - 93 </text:p>
      <text:p text:style-name="P24"><text:span text:style-name="T14">22:</text:span> <text:s text:c="5"/>3 - 40 </text:p>
      <text:p text:style-name="P24"><text:span text:style-name="T14">23:</text:span> <text:s text:c="5"/>4 - 21 </text:p>
      <text:p text:style-name="P24"><text:span text:style-name="T14">24:</text:span> <text:s text:c="5"/>5 - 7 </text:p>
      <text:p text:style-name="P24"><text:span text:style-name="T14">25:</text:span> <text:s text:c="5"/>6 - 24 </text:p>
      <text:p text:style-name="P24"><text:span text:style-name="T14">26:</text:span> <text:s text:c="5"/>7 - 15 </text:p>
      <text:p text:style-name="P24"><text:span text:style-name="T14">27:</text:span> <text:s text:c="5"/>8 - 14 </text:p>
      <text:p text:style-name="P24"><text:span text:style-name="T14">28:</text:span> <text:s text:c="5"/>9 - 82</text:p>
      <text:p text:style-name="P34"><text:span text:style-name="T20">29:</text:span><text:span text:style-name="T23">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4"><text:span text:style-name="T14"><text:s/>1:</text:span><text:span text:style-name="T28">%mathpiper</text:span></text:p>
      <text:p text:style-name="P25"><text:s/>2:</text:p>
      <text:p text:style-name="P24"><text:span text:style-name="T14"><text:s/>3:</text:span><text:span text:style-name="T25">//Determine if 53 is in the list.</text:span></text:p>
      <text:p text:style-name="P25"><text:s/>4:</text:p>
      <text:p text:style-name="P24"><text:span text:style-name="T14"><text:s/>5:</text:span><text:span text:style-name="T34">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14"><text:s/>6:</text:span><text:span text:style-name="T34">index</text:span> <text:span text:style-name="T5">:=</text:span> <text:span text:style-name="T8">1</text:span>;</text:p>
      <text:p text:style-name="P25"><text:s/>7:</text:p>
      <text:p text:style-name="P24"><text:span text:style-name="T14"><text:s/>8:</text:span><text:span text:style-name="T15">While</text:span><text:span text:style-name="T5">(</text:span><text:span text:style-name="T7">index</text:span> <text:span text:style-name="T5">&lt;=</text:span> <text:span text:style-name="T8">10</text:span><text:span text:style-name="T5">)</text:span></text:p>
      <text:p text:style-name="P24"><text:span text:style-name="T14"><text:s/>9:</text:span>[</text:p>
      <text:p text:style-name="P24"><text:span text:style-name="T14">10:</text:span> <text:s text:c="3"/><text:span text:style-name="T15">If</text:span><text:span text:style-name="T5">(</text:span><text:span text:style-name="T7">testList</text:span>[index] <text:span text:style-name="T5">=</text:span> <text:span text:style-name="T8">53</text:span>,</text:p>
      <text:p text:style-name="P24"><text:span text:style-name="T14">11:</text:span> <text:s text:c="7"/><text:span text:style-name="T15">Echo</text:span><text:span text:style-name="T5">(</text:span><text:span text:style-name="T16">"53 was found in the list at position"</text:span>, index<text:span text:style-name="T5">))</text:span>;</text:p>
      <text:p text:style-name="P24"><text:span text:style-name="T14">12:</text:span> <text:s text:c="7"/></text:p>
      <text:p text:style-name="P24"><text:span text:style-name="T14">13:</text:span> <text:s text:c="3"/>index <text:span text:style-name="T5">:=</text:span> index <text:span text:style-name="T5">+</text:span> <text:span text:style-name="T8">1</text:span>;</text:p>
      <text:p text:style-name="P24"><text:span text:style-name="T14">14:</text:span>];</text:p>
      <text:p text:style-name="P25">15:</text:p>
      <text:p text:style-name="P24"><text:span text:style-name="T14">16:</text:span><text:span text:style-name="T28">%/mathpiper</text:span></text:p>
      <text:p text:style-name="P25">17:</text:p>
      <text:p text:style-name="P24"><text:span text:style-name="T14">18:</text:span> <text:s text:c="3"/><text:span text:style-name="T19">%output,preserve="false"</text:span></text:p>
      <text:p text:style-name="P24"><text:span text:style-name="T14">19:</text:span> <text:s text:c="5"/><text:span text:style-name="T19">Result:</text:span> True</text:p>
      <text:p text:style-name="P24"><text:span text:style-name="T14">20:</text:span> <text:s text:c="5"/></text:p>
      <text:p text:style-name="P24"><text:span text:style-name="T14">21:</text:span> <text:s text:c="5"/><text:span text:style-name="T33">Side effects:</text:span></text:p>
      <text:p text:style-name="P24"><text:span text:style-name="T14">22:</text:span> <text:s text:c="5"/>53 was found in the list at position 5</text:p>
      <text:p text:style-name="P34"><text:bookmark-start text:name="DDE_LINK13"/><text:span text:style-name="T14">23:</text:span> <text:s text:c="3"/><text:span text:style-name="T19">%/output</text:span><text:bookmark-end text:name="DDE_LINK13"/></text:p>
      <text:p text:style-name="Text_20_body">When this program was executed, it determined that <text:span text:style-name="T11">53</text:span> was present in the list at position <text:span text:style-name="T6">5</text:span>.</text:p>
      <text:h text:style-name="Heading_20_3" text:outline-level="3"><text:soft-page-break/>Exercises</text:h>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33">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4"><text:span text:style-name="T14"><text:s/>1:</text:span><text:span text:style-name="T28">%mathpiper</text:span></text:p>
      <text:p text:style-name="P25"><text:s/>2:</text:p>
      <text:p text:style-name="P24"><text:span text:style-name="T14"><text:s/>3:</text:span><text:span text:style-name="T25">//Print all values in a list.</text:span></text:p>
      <text:p text:style-name="P25"><text:s/>4:</text:p>
      <text:p text:style-name="P24"><text:span text:style-name="T14"><text:s/>5:</text:span><text:span text:style-name="T15">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span text:style-name="T14"><text:s/>6:</text:span>[</text:p>
      <text:p text:style-name="P24"><text:span text:style-name="T14"><text:s/>7:</text:span> <text:s text:c="3"/><text:span text:style-name="T15">Echo</text:span><text:span text:style-name="T5">(</text:span>x<text:span text:style-name="T5">)</text:span>; </text:p>
      <text:p text:style-name="P24"><text:span text:style-name="T14"><text:s/>8:</text:span>];</text:p>
      <text:p text:style-name="P25"><text:s/>9:</text:p>
      <text:p text:style-name="P24"><text:span text:style-name="T14">10:</text:span><text:span text:style-name="T28">%/mathpiper</text:span></text:p>
      <text:p text:style-name="P25">11:</text:p>
      <text:p text:style-name="P24"><text:span text:style-name="T14">12:</text:span> <text:s text:c="3"/><text:span text:style-name="T19">%output,preserve="false"</text:span></text:p>
      <text:p text:style-name="P24"><text:span text:style-name="T14">13:</text:span> <text:s text:c="5"/><text:span text:style-name="T19">Result:</text:span> True</text:p>
      <text:p text:style-name="P24"><text:span text:style-name="T14">14:</text:span> <text:s text:c="5"/></text:p>
      <text:p text:style-name="P24"><text:span text:style-name="T14">15:</text:span> <text:s text:c="5"/><text:span text:style-name="T33">Side effects:</text:span></text:p>
      <text:p text:style-name="P24"><text:span text:style-name="T14">16:</text:span> <text:s text:c="5"/>50 </text:p>
      <text:p text:style-name="P24"><text:span text:style-name="T14">17:</text:span> <text:s text:c="5"/>51 </text:p>
      <text:p text:style-name="P24"><text:span text:style-name="T14">18:</text:span> <text:s text:c="5"/>52 </text:p>
      <text:p text:style-name="P24"><text:span text:style-name="T14">19:</text:span> <text:s text:c="5"/>53 </text:p>
      <text:p text:style-name="P24"><text:span text:style-name="T14">20:</text:span> <text:s text:c="5"/>54 </text:p>
      <text:p text:style-name="P24"><text:span text:style-name="T14">21:</text:span> <text:s text:c="5"/>55 </text:p>
      <text:p text:style-name="P24"><text:span text:style-name="T14">22:</text:span> <text:s text:c="5"/>56 </text:p>
      <text:p text:style-name="P24"><text:span text:style-name="T14">23:</text:span> <text:s text:c="5"/>57 </text:p>
      <text:p text:style-name="P24"><text:span text:style-name="T14">24:</text:span> <text:s text:c="5"/>58 </text:p>
      <text:p text:style-name="P24"><text:span text:style-name="T14">25:</text:span> <text:s text:c="5"/>59</text:p>
      <text:p text:style-name="P33"><text:span text:style-name="T12">26:</text:span><text:span text:style-name="T10"> <text:s text:c="3"/></text:span><text:span text:style-name="T19">%/output</text:span></text:p>
      <text:h text:style-name="Heading_20_3" text:outline-level="3">Exercises</text:h>
      <text:h text:style-name="Heading_20_1" text:outline-level="1">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2" text:outline-level="2">TableForm()</text:h>
      <table:table table:name="Table39" table:style-name="Table39">
        <table:table-column table:style-name="Table39.A"/>
        <table:table-row>
          <table:table-cell table:style-name="Table39.A1" office:value-type="string">
            <text:p text:style-name="P33">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8">Side Effects&gt;</text:p>
      <text:p text:style-name="P28">2</text:p>
      <text:p text:style-name="P28">4</text:p>
      <text:p text:style-name="P28">6</text:p>
      <text:p text:style-name="P28">8</text:p>
      <text:p text:style-name="P28">10</text:p>
      <text:p text:style-name="P28">12</text:p>
      <text:p text:style-name="P28">14</text:p>
      <text:p text:style-name="P28">16</text:p>
      <text:p text:style-name="P28">18</text:p>
      <text:p text:style-name="P28">20</text:p>
      <text:h text:style-name="Heading_20_2" text:outline-level="2">The .. Range Operator</text:h>
      <table:table table:name="Table14" table:style-name="Table14">
        <table:table-column table:style-name="Table14.A"/>
        <table:table-row>
          <table:table-cell table:style-name="Table14.A1" office:value-type="string">
            <text:p text:style-name="P33">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1">Result&gt; {1,2,3,4,5,6,7,8,9,10}</text:p>
      <text:p text:style-name="Preformatted_20_Text"/>
      <text:p text:style-name="Preformatted_20_Text"><text:soft-page-break/>In&gt; 10 .. 1</text:p>
      <text:p text:style-name="P21">Result&gt; {10,9,8,7,6,5,4,3,2,1}</text:p>
      <text:p text:style-name="Preformatted_20_Text"/>
      <text:p text:style-name="Preformatted_20_Text">In&gt; -10 .. 10</text:p>
      <text:p text:style-name="P21">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2" text:outline-level="2">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3">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1">Result&gt; True</text:p>
      <text:p text:style-name="P21"/>
      <text:h text:style-name="Heading_20_2" text:outline-level="2">Find()</text:h>
      <table:table table:name="Table11" table:style-name="Table11">
        <table:table-column table:style-name="Table11.A"/>
        <table:table-row>
          <table:table-cell table:style-name="Table11.A1" office:value-type="string">
            <text:p text:style-name="P33">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text:soft-page-break/>In&gt; Find({23, 15, 67, 98, 64}, 8)</text:p>
      <text:p text:style-name="P21">Result&gt; -1</text:p>
      <text:p text:style-name="P21"/>
      <text:h text:style-name="Heading_20_2" text:outline-level="2">Count()</text:h>
      <table:table table:name="Table12" table:style-name="Table12">
        <table:table-column table:style-name="Table12.A"/>
        <table:table-row>
          <table:table-cell table:style-name="Table12.A1" office:value-type="string">
            <text:p text:style-name="P33">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Result&gt; 0</text:p>
      <text:p text:style-name="Preformatted_20_Text"/>
      <text:h text:style-name="Heading_20_2" text:outline-level="2">Select()</text:h>
      <table:table table:name="Table13" table:style-name="Table13">
        <table:table-column table:style-name="Table13.A"/>
        <table:table-row>
          <table:table-cell table:style-name="Table13.A1" office:value-type="string">
            <text:p text:style-name="P33">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text:soft-page-break/>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2" text:outline-level="2">The Nth() Function &amp; The [] Operator</text:h>
      <table:table table:name="Table15" table:style-name="Table15">
        <table:table-column table:style-name="Table15.A"/>
        <table:table-row>
          <table:table-cell table:style-name="Table15.A1" office:value-type="string">
            <text:p text:style-name="P33">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p text:style-name="P21"/>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3">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text:soft-page-break/>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3">it is recommended that destructive functions should be used with care.</text:span> <text:s/></text:p>
      <text:h text:style-name="Heading_20_2" text:outline-level="2">The : Prepend Operator</text:h>
      <table:table table:name="Table28" table:style-name="Table28">
        <table:table-column table:style-name="Table28.A"/>
        <table:table-row>
          <table:table-cell table:style-name="Table28.A1" office:value-type="string">
            <text:p text:style-name="P33">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p text:style-name="Preformatted_20_Text"/>
      <text:h text:style-name="Heading_20_2" text:outline-level="2"><text:soft-page-break/>Concat()</text:h>
      <table:table table:name="Table27" table:style-name="Table27">
        <table:table-column table:style-name="Table27.A"/>
        <table:table-row table:style-name="Table27.1">
          <table:table-cell table:style-name="Table27.A1" office:value-type="string">
            <text:p text:style-name="P33">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1">Result&gt; {a,b,c,1,2,3,x,y,z}</text:p>
      <text:p text:style-name="Preformatted_20_Text"/>
      <text:h text:style-name="Heading_20_2" text:outline-level="2">Insert(), Delete(), &amp; Replace()</text:h>
      <table:table table:name="Table17" table:style-name="Table17">
        <table:table-column table:style-name="Table17.A"/>
        <table:table-row>
          <table:table-cell table:style-name="Table17.A1" office:value-type="string">
            <text:p text:style-name="P33">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3">Delete(list, index)</text:p>
          </table:table-cell>
        </table:table-row>
      </table:table>
      <text:p text:style-name="Text_20_body"/>
      <table:table table:name="Table23" table:style-name="Table23">
        <table:table-column table:style-name="Table23.A"/>
        <table:table-row>
          <table:table-cell table:style-name="Table23.A1" office:value-type="string">
            <text:p text:style-name="P33">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p text:style-name="Preformatted_20_Text"/>
      <text:h text:style-name="Heading_20_2" text:outline-level="2">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3">Take(list, {begin_index,end_index})</text:p>
          </table:table-cell>
        </table:table-row>
      </table:table>
      <text:p text:style-name="Text_20_body"><text:soft-page-break/></text:p>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p text:style-name="Preformatted_20_Text"/>
      <text:h text:style-name="Heading_20_2" text:outline-level="2">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3">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text:soft-page-break/></text:p>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p text:style-name="P21"/>
      <text:h text:style-name="Heading_20_2" text:outline-level="2">FillList()</text:h>
      <table:table table:name="Table21" table:style-name="Table21">
        <table:table-column table:style-name="Table21.A"/>
        <table:table-row>
          <table:table-cell table:style-name="Table21.A1" office:value-type="string">
            <text:p text:style-name="P33">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p text:style-name="Preformatted_20_Text"/>
      <text:h text:style-name="Heading_20_2" text:outline-level="2">RemoveDuplicates()</text:h>
      <table:table table:name="Table22" table:style-name="Table22">
        <table:table-column table:style-name="Table22.A"/>
        <table:table-row>
          <table:table-cell table:style-name="Table22.A1" office:value-type="string">
            <text:p text:style-name="P33">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p text:style-name="Preformatted_20_Text"/>
      <text:h text:style-name="Heading_20_2" text:outline-level="2"><text:soft-page-break/>Reverse()</text:h>
      <table:table table:name="Table24" table:style-name="Table24">
        <table:table-column table:style-name="Table24.A"/>
        <table:table-row>
          <table:table-cell table:style-name="Table24.A1" office:value-type="string">
            <text:p text:style-name="P33">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p text:style-name="Text_20_body"/>
      <text:h text:style-name="Heading_20_2" text:outline-level="2">Partition()</text:h>
      <table:table table:name="Table26" table:style-name="Table26">
        <table:table-column table:style-name="Table26.A"/>
        <table:table-row>
          <table:table-cell table:style-name="Table26.A1" office:value-type="string">
            <text:p text:style-name="P33">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1">Result&gt; {a,b,c,d,e,f,g,h}</text:p>
      <text:p text:style-name="Preformatted_20_Text"/>
      <text:p text:style-name="Preformatted_20_Text">In&gt; Partition(testList, 2)</text:p>
      <text:p text:style-name="P21">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1">Result&gt; 2</text:p>
      <text:p text:style-name="Preformatted_20_Text"/>
      <text:p text:style-name="P42">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ext:soft-page-break/>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3">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Result&gt; {73,93,80,37,55,93,40,21,7,24}</text:p>
      <text:p text:style-name="P21"/>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3">Max(list)</text:p>
          </table:table-cell>
        </table:table-row>
      </table:table>
      <text:p text:style-name="Preformatted_20_Text"/>
      <text:p text:style-name="P41">If two values are passed to Max(), it determines which one is larger:</text:p>
      <text:p text:style-name="Preformatted_20_Text"/>
      <text:p text:style-name="Preformatted_20_Text">In&gt; Max(10, 20)</text:p>
      <text:p text:style-name="P21">Result&gt; 20</text:p>
      <text:p text:style-name="Preformatted_20_Text"/>
      <text:p text:style-name="P41">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3">Min(list)</text:p>
          </table:table-cell>
        </table:table-row>
      </table:table>
      <text:p text:style-name="Preformatted_20_Text"/>
      <text:p text:style-name="P41">If two values are passed to Min(), it determines which one is smaller:</text:p>
      <text:p text:style-name="Preformatted_20_Text"/>
      <text:p text:style-name="Preformatted_20_Text">In&gt; Min(10, 20)</text:p>
      <text:p text:style-name="P21"><text:soft-page-break/>Result&gt; 10</text:p>
      <text:p text:style-name="Preformatted_20_Text"/>
      <text:p text:style-name="P41">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p text:style-name="P22"/>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3">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3">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1">If two integers are passed to Gcd(), it calculates their greatest common divisor:</text:p>
      <text:p text:style-name="P30"/>
      <text:p text:style-name="P30">In&gt; Gcd(21, 56)</text:p>
      <text:p text:style-name="P22"><text:soft-page-break/>Result&gt; 7</text:p>
      <text:p text:style-name="P30"/>
      <text:p text:style-name="P41">If a list of integers are passed to Gcd(), it finds the greatest common divisor of all the integers in the list:</text:p>
      <text:p text:style-name="P30"/>
      <text:p text:style-name="P30">In&gt; Gcd({9, 66, 123})</text:p>
      <text:p text:style-name="P22">Result&gt; 3</text:p>
      <text:p text:style-name="P30"/>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3">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1">If two integers are passed to Lcm(), it calculates their least common multiple:</text:p>
      <text:p text:style-name="P30"/>
      <text:p text:style-name="P26">In&gt; Lcm(14, 8)</text:p>
      <text:p text:style-name="P22">Result&gt; 56</text:p>
      <text:p text:style-name="P30"/>
      <text:p text:style-name="P41">If a list of integers are passed to Lcm(), it finds the least common multiple of all the integers in the list:</text:p>
      <text:p text:style-name="P30"/>
      <text:p text:style-name="P26">In&gt; Lcm({3,7,9,11})</text:p>
      <text:p text:style-name="P22">Result&gt; 693</text:p>
      <text:p text:style-name="P30"/>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3">Add(list)</text:p>
          </table:table-cell>
        </table:table-row>
      </table:table>
      <text:p text:style-name="P31"/>
      <text:p text:style-name="Text_20_body"><text:span text:style-name="T6">Add()</text:span> can find the sum of two or values passed to it:</text:p>
      <text:p text:style-name="Preformatted_20_Text"/>
      <text:p text:style-name="Preformatted_20_Text">In&gt; Add(3,8,20,11)</text:p>
      <text:p text:style-name="P21">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1">Result&gt; {73,93,80,37,55,93,40,21,7,24}</text:p>
      <text:p text:style-name="Preformatted_20_Text"/>
      <text:p text:style-name="Preformatted_20_Text">In&gt; Add(testList)</text:p>
      <text:p text:style-name="P21"><text:soft-page-break/>Result&gt; 523</text:p>
      <text:p text:style-name="Preformatted_20_Text"/>
      <text:p text:style-name="Preformatted_20_Text"/>
      <text:p text:style-name="Preformatted_20_Text">In&gt; testList := 1 .. 10</text:p>
      <text:p text:style-name="P21">Result&gt; {1,2,3,4,5,6,7,8,9,10}</text:p>
      <text:p text:style-name="Preformatted_20_Text"/>
      <text:p text:style-name="Preformatted_20_Text">In&gt; Add(testList)</text:p>
      <text:p text:style-name="P21">Result&gt; 55</text:p>
      <text:p text:style-name="P21"/>
      <text:h text:style-name="Heading_20_3" text:outline-level="3">Factorize()</text:h>
      <table:table table:name="Table36" table:style-name="Table36">
        <table:table-column table:style-name="Table36.A"/>
        <table:table-row>
          <table:table-cell table:style-name="Table36.A1" office:value-type="string">
            <text:p text:style-name="P33">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1">Result&gt; 6</text:p>
      <text:p text:style-name="P27"/>
      <text:h text:style-name="Heading_20_1" text:outline-level="1">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24"><text:span text:style-name="T14"><text:s/>1:</text:span><text:span text:style-name="T28">%mathpiper</text:span></text:p>
      <text:p text:style-name="P25"><text:soft-page-break/><text:s/>2:</text:p>
      <text:p text:style-name="P24"><text:span text:style-name="T14"><text:s/>3:</text:span><text:span text:style-name="T27">evenIntegers</text:span><text:span text:style-name="T5">(</text:span>endInteger<text:span text:style-name="T5">)</text:span> <text:span text:style-name="T5">:=</text:span></text:p>
      <text:p text:style-name="P24"><text:span text:style-name="T14"><text:s/>4:</text:span>[</text:p>
      <text:p text:style-name="P24"><text:span text:style-name="T14"><text:s/>5:</text:span> <text:s text:c="3"/>resultList <text:span text:style-name="T5">:=</text:span> <text:span text:style-name="T5">{}</text:span>;</text:p>
      <text:p text:style-name="P24"><text:span text:style-name="T14"><text:s/>6:</text:span> <text:s text:c="3"/>x <text:span text:style-name="T5">:=</text:span> <text:span text:style-name="T8">2</text:span>;</text:p>
      <text:p text:style-name="P24"><text:span text:style-name="T14"><text:s/>7:</text:span> <text:s text:c="3"/></text:p>
      <text:p text:style-name="P24"><text:span text:style-name="T14"><text:s/>8:</text:span> <text:s text:c="3"/><text:span text:style-name="T15">While</text:span><text:span text:style-name="T5">(</text:span>x <text:span text:style-name="T5">&lt;=</text:span> endInteger<text:span text:style-name="T5">)</text:span></text:p>
      <text:p text:style-name="P24"><text:span text:style-name="T14"><text:s/>9:</text:span> <text:s text:c="3"/>[</text:p>
      <text:p text:style-name="P24"><text:span text:style-name="T14">10:</text:span> <text:s text:c="7"/>resultList <text:span text:style-name="T5">:=</text:span> <text:span text:style-name="T15">Append</text:span><text:span text:style-name="T5">(</text:span>resultList, x<text:span text:style-name="T5">)</text:span>;</text:p>
      <text:p text:style-name="P24"><text:span text:style-name="T14">11:</text:span> <text:s text:c="7"/>x <text:span text:style-name="T5">:=</text:span> x <text:span text:style-name="T5">+</text:span> <text:span text:style-name="T8">2</text:span>;</text:p>
      <text:p text:style-name="P24"><text:span text:style-name="T14">12:</text:span> <text:s text:c="3"/>];</text:p>
      <text:p text:style-name="P24"><text:span text:style-name="T14">13:</text:span> <text:s text:c="3"/></text:p>
      <text:p text:style-name="P24"><text:span text:style-name="T14">14:</text:span> <text:s text:c="3"/>resultList;</text:p>
      <text:p text:style-name="P24"><text:span text:style-name="T14">15:</text:span>];</text:p>
      <text:p text:style-name="P25">16:</text:p>
      <text:p text:style-name="P24"><text:span text:style-name="T14">17:</text:span><text:span text:style-name="T28">%/mathpiper</text:span></text:p>
      <text:p text:style-name="P25">18:</text:p>
      <text:p text:style-name="P24"><text:span text:style-name="T14">19:</text:span> <text:s text:c="3"/><text:span text:style-name="T19">%output,preserve="false"</text:span></text:p>
      <text:p text:style-name="P24"><text:span text:style-name="T14">20:</text:span> <text:s text:c="5"/><text:span text:style-name="T19">Result:</text:span> True</text:p>
      <text:p text:style-name="P34"><text:span text:style-name="T14">21:</text:span><text:span text:style-name="T35"> <text:s text:c="3"/></text:span><text:span text:style-name="T23">%/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2" text:outline-level="2">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25"/>
      <text:p text:style-name="P24"><text:span text:style-name="T14"><text:s/>1:</text:span><text:span text:style-name="T28">%mathpiper</text:span></text:p>
      <text:p text:style-name="P25"><text:s/>2:</text:p>
      <text:p text:style-name="P24"><text:span text:style-name="T14"><text:s/>3:</text:span><text:span text:style-name="T15">Echo</text:span><text:span text:style-name="T5">(</text:span>x, <text:span text:style-name="T16">","</text:span>, resultList<text:span text:style-name="T5">)</text:span>;</text:p>
      <text:p text:style-name="P25"><text:s/>4:</text:p>
      <text:p text:style-name="P24"><text:span text:style-name="T14"><text:s/>5:</text:span><text:span text:style-name="T28">%/mathpiper</text:span></text:p>
      <text:p text:style-name="P25"><text:soft-page-break/><text:s/>6:</text:p>
      <text:p text:style-name="P24"><text:span text:style-name="T14"><text:s/>7:</text:span> <text:s text:c="3"/><text:span text:style-name="T19">%output,preserve="false"</text:span></text:p>
      <text:p text:style-name="P24"><text:span text:style-name="T14"><text:s/>8:</text:span> <text:s text:c="5"/><text:span text:style-name="T19">Result:</text:span> True</text:p>
      <text:p text:style-name="P24"><text:span text:style-name="T14"><text:s/>9:</text:span> <text:s text:c="5"/></text:p>
      <text:p text:style-name="P24"><text:span text:style-name="T14">10:</text:span> <text:s text:c="5"/><text:span text:style-name="T33">Side effects:</text:span></text:p>
      <text:p text:style-name="P24"><text:span text:style-name="T14">11:</text:span> <text:s text:c="5"/>12 ,{2,4,6,8,10}</text:p>
      <text:p text:style-name="P34"><text:span text:style-name="T14">12:</text:span> <text:s text:c="3"/><text:span text:style-name="T19">%/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25"/>
      <text:p text:style-name="P24"><text:span text:style-name="T14"><text:s/>1:</text:span><text:span text:style-name="T28">%mathpiper</text:span></text:p>
      <text:p text:style-name="P25"><text:s/>2:</text:p>
      <text:p text:style-name="P24"><text:span text:style-name="T14"><text:s/>3:</text:span><text:span text:style-name="T25">/*</text:span></text:p>
      <text:p text:style-name="P24"><text:span text:style-name="T14"><text:s/>4:</text:span><text:span text:style-name="T25"> This version of evenIntegers() uses Local() to make</text:span></text:p>
      <text:p text:style-name="P24"><text:span text:style-name="T14"><text:s/>5:</text:span><text:span text:style-name="T25"> x and resultList local variables</text:span></text:p>
      <text:p text:style-name="P24"><text:span text:style-name="T14"><text:s/>6:</text:span><text:span text:style-name="T25">*/</text:span></text:p>
      <text:p text:style-name="P25"><text:s/>7:</text:p>
      <text:p text:style-name="P24"><text:span text:style-name="T14"><text:s/>8:</text:span><text:span text:style-name="T27">evenIntegers</text:span><text:span text:style-name="T5">(</text:span>endInteger<text:span text:style-name="T5">)</text:span> <text:span text:style-name="T5">:=</text:span></text:p>
      <text:p text:style-name="P24"><text:span text:style-name="T14"><text:s/>9:</text:span>[</text:p>
      <text:p text:style-name="P24"><text:span text:style-name="T14">10:</text:span> <text:s text:c="3"/><text:span text:style-name="T15">Local</text:span><text:span text:style-name="T5">(</text:span>x,resultList<text:span text:style-name="T5">)</text:span>;</text:p>
      <text:p text:style-name="P24"><text:span text:style-name="T14">11:</text:span> <text:s text:c="3"/></text:p>
      <text:p text:style-name="P24"><text:span text:style-name="T14">12:</text:span> <text:s text:c="3"/>resultList <text:span text:style-name="T5">:=</text:span> <text:span text:style-name="T5">{}</text:span>;</text:p>
      <text:p text:style-name="P24"><text:span text:style-name="T14">13:</text:span> <text:s text:c="3"/>x <text:span text:style-name="T5">:=</text:span> <text:span text:style-name="T8">2</text:span>;</text:p>
      <text:p text:style-name="P24"><text:span text:style-name="T14">14:</text:span> <text:s text:c="3"/></text:p>
      <text:p text:style-name="P24"><text:span text:style-name="T14">15:</text:span> <text:s text:c="3"/><text:span text:style-name="T15">While</text:span><text:span text:style-name="T5">(</text:span>x <text:span text:style-name="T5">&lt;=</text:span> endInteger<text:span text:style-name="T5">)</text:span></text:p>
      <text:p text:style-name="P24"><text:span text:style-name="T14">16:</text:span> <text:s text:c="3"/>[</text:p>
      <text:p text:style-name="P24"><text:span text:style-name="T14">17:</text:span> <text:s text:c="7"/>resultList <text:span text:style-name="T5">:=</text:span> <text:span text:style-name="T15">Append</text:span><text:span text:style-name="T5">(</text:span>resultList, x<text:span text:style-name="T5">)</text:span>;</text:p>
      <text:p text:style-name="P24"><text:span text:style-name="T14">18:</text:span> <text:s text:c="7"/>x <text:span text:style-name="T5">:=</text:span> x <text:span text:style-name="T5">+</text:span> <text:span text:style-name="T8">2</text:span>;</text:p>
      <text:p text:style-name="P24"><text:soft-page-break/><text:span text:style-name="T14">19:</text:span> <text:s text:c="3"/>];</text:p>
      <text:p text:style-name="P24"><text:span text:style-name="T14">20:</text:span> <text:s text:c="3"/></text:p>
      <text:p text:style-name="P24"><text:span text:style-name="T14">21:</text:span> <text:s text:c="3"/>resultList;</text:p>
      <text:p text:style-name="P24"><text:span text:style-name="T14">22:</text:span>];</text:p>
      <text:p text:style-name="P25">23:</text:p>
      <text:p text:style-name="P24"><text:span text:style-name="T14">24:</text:span><text:span text:style-name="T28">%/mathpiper</text:span></text:p>
      <text:p text:style-name="P25">25:</text:p>
      <text:p text:style-name="P24"><text:span text:style-name="T14">26:</text:span> <text:s text:c="3"/><text:span text:style-name="T19">%output,preserve="false"</text:span></text:p>
      <text:p text:style-name="P24"><text:span text:style-name="T14">27:</text:span> <text:s text:c="5"/><text:span text:style-name="T19">Result:</text:span> True</text:p>
      <text:p text:style-name="P34"><text:span text:style-name="T14">28:</text:span> <text:s text:c="3"/><text:span text:style-name="T19">%/output</text:span></text:p>
      <text:p text:style-name="P42">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
      <text:p text:style-name="Preformatted_20_Text">In&gt; resultList</text:p>
      <text:p text:style-name="P21">Result&gt; resultList</text:p>
      <text:p text:style-name="P24"/>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33">Table(expression, variable, begin_value, end_value, step_amount)</text:p>
          </table:table-cell>
        </table:table-row>
      </table:table>
      <text:p text:style-name="Preformatted_20_Text"/>
      <text:p text:style-name="Text_20_body">The Table() function creates a list of values by doing the following:</text:p>
      <text:p text:style-name="P52">1) <text:s/>Generating a sequence of values between a "begin_value" and an "end_value" with each value being incremented by the "step_amount".</text:p>
      <text:p text:style-name="P52">2) <text:s/>Placing each value in the sequence into the specified "variable", one value at a time.</text:p>
      <text:p text:style-name="P52">3) <text:s/>Evaluating the defined "expression" (which contains the defined "variable") for each value, one at a time.</text:p>
      <text:p text:style-name="P52">4) <text:s/>Placing the result of each "expression" evaluation into the result list.</text:p>
      <text:p text:style-name="Text_20_body"/>
      <text:p text:style-name="Text_20_body">This example generates a list which contains the integers 1 through 10:</text:p>
      <text:p text:style-name="Preformatted_20_Text"><text:soft-page-break/></text:p>
      <text:p text:style-name="Preformatted_20_Text">In&gt; Table(x, x, 1, 10, 1)</text:p>
      <text:p text:style-name="P21">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p text:style-name="Preformatted_20_Text"/>
      <text:h text:style-name="Heading_20_2" text:outline-level="2" text:is-list-header="tru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d - <text:date style:data-style-name="N37" text:date-value="2009-05-26T22:57:08">05/26/09</text:date><text:tab/>MathRider For Newbies<text:tab/><text:page-number text:select-page="current">44</text:page-number>/<text:page-count>8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5-26T22:57:08</dc:date>
    <meta:editing-cycles>277</meta:editing-cycles>
    <meta:editing-duration>PT183H37M17S</meta:editing-duration>
    <meta:document-statistic meta:table-count="38" meta:image-count="0" meta:object-count="16" meta:page-count="87" meta:paragraph-count="1893" meta:word-count="18980" meta:character-count="11285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